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Inconsolata" svg:font-family="Inconsolata" style:font-family-generic="roman" style:font-pitch="variable"/>
    <style:font-face style:name="Libre Baskerville" svg:font-family="'Libre Baskerville'" style:font-family-generic="roman" style:font-pitch="variable"/>
    <style:font-face style:name="Pacifico" svg:font-family="Pacific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Inconsolata1" svg:font-family="Inconsolata" style:font-family-generic="system" style:font-pitch="variable"/>
    <style:font-face style:name="Libre Baskerville1" svg:font-family="'Libre Baskerville'" style:font-family-generic="system" style:font-pitch="variable"/>
    <style:font-face style:name="Pacifico1" svg:font-family="Pacifico" style:font-family-generic="system" style:font-pitch="variable"/>
  </office:font-face-decls>
  <office:automatic-styles>
    <style:style style:name="P1" style:family="paragraph" style:parent-style-name="Standard" style:list-style-name="WWNum1">
      <style:paragraph-properties fo:margin-left="0.5in" fo:margin-right="0in" fo:margin-top="0.139in" fo:margin-bottom="0in" loext:contextual-spacing="false" fo:line-height="150%" fo:text-indent="-0.25in" style:auto-text-indent="false"/>
    </style:style>
    <style:style style:name="P2" style:family="paragraph" style:parent-style-name="Standard" style:list-style-name="WWNum6">
      <style:paragraph-properties fo:margin-left="0.5in" fo:margin-right="0in" fo:margin-top="0.139in" fo:margin-bottom="0in" loext:contextual-spacing="false" fo:line-height="150%" fo:text-indent="-0.25in" style:auto-text-indent="false"/>
    </style:style>
    <style:style style:name="P3" style:family="paragraph" style:parent-style-name="Standard" style:list-style-name="WWNum5">
      <style:paragraph-properties fo:margin-left="0.5in" fo:margin-right="0in" fo:margin-top="0.139in" fo:margin-bottom="0in" loext:contextual-spacing="false" fo:line-height="150%" fo:text-indent="-0.25in" style:auto-text-indent="false"/>
    </style:style>
    <style:style style:name="P4" style:family="paragraph" style:parent-style-name="Standard" style:list-style-name="WWNum10">
      <style:paragraph-properties fo:margin-left="0.5in" fo:margin-right="0in" fo:margin-top="0.139in" fo:margin-bottom="0in" loext:contextual-spacing="false" fo:line-height="150%" fo:text-indent="-0.25in" style:auto-text-indent="false"/>
    </style:style>
    <style:style style:name="P5" style:family="paragraph" style:parent-style-name="Standard" style:list-style-name="WWNum9" style:master-page-name="Standard">
      <style:paragraph-properties fo:margin-left="0.5in" fo:margin-right="0in" fo:margin-top="0.139in" fo:margin-bottom="0in" loext:contextual-spacing="false" fo:line-height="150%" fo:text-align="center" style:justify-single-word="false" fo:text-indent="-0.25in" style:auto-text-indent="false" style:page-number="1"/>
    </style:style>
    <style:style style:name="P6" style:family="paragraph" style:parent-style-name="Standard" style:list-style-name="WWNum9">
      <style:paragraph-properties fo:margin-left="0.5in" fo:margin-right="0in" fo:margin-top="0.139in" fo:margin-bottom="0in" loext:contextual-spacing="false" fo:line-height="150%" fo:text-align="center" style:justify-single-word="false" fo:keep-together="auto" fo:orphans="2" fo:widows="2" fo:text-indent="-0.25in" style:auto-text-indent="false" fo:break-before="page" fo:padding="0in" fo:border="none" fo:keep-with-next="auto"/>
    </style:style>
    <style:style style:name="P7" style:family="paragraph" style:parent-style-name="Standard" style:list-style-name="WWNum7">
      <style:paragraph-properties fo:margin-left="0.5in" fo:margin-right="0in" fo:margin-top="0.0835in" fo:margin-bottom="0in" loext:contextual-spacing="false" fo:line-height="150%" fo:text-indent="-0.25in" style:auto-text-indent="false"/>
    </style:style>
    <style:style style:name="P8" style:family="paragraph" style:parent-style-name="Standard" style:list-style-name="WWNum3">
      <style:paragraph-properties fo:margin-left="0.5in" fo:margin-right="0in" fo:margin-top="0.0835in" fo:margin-bottom="0in" loext:contextual-spacing="false" fo:line-height="150%" fo:text-indent="-0.25in" style:auto-text-indent="false"/>
    </style:style>
    <style:style style:name="P9" style:family="paragraph" style:parent-style-name="Standard" style:list-style-name="WWNum3">
      <style:paragraph-properties fo:margin-left="0.5in" fo:margin-right="0in" fo:margin-top="0.0835in" fo:margin-bottom="0in" loext:contextual-spacing="false" fo:line-height="150%"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4">
      <style:paragraph-properties fo:margin-left="0.5in" fo:margin-right="0in" fo:margin-top="0in" fo:margin-bottom="0in" loext:contextual-spacing="true" fo:line-height="150%" fo:text-indent="-0.25in" style:auto-text-indent="false"/>
    </style:style>
    <style:style style:name="P11" style:family="paragraph" style:parent-style-name="Standard" style:list-style-name="WWNum9">
      <style:paragraph-properties fo:margin-left="0.5in" fo:margin-right="0in" fo:margin-top="0in" fo:margin-bottom="0in" loext:contextual-spacing="true" fo:line-height="150%" fo:text-align="center" style:justify-single-word="false" fo:text-indent="-0.25in" style:auto-text-indent="false" fo:break-before="page"/>
    </style:style>
    <style:style style:name="P12" style:family="paragraph" style:parent-style-name="Standard" style:list-style-name="WWNum10">
      <style:paragraph-properties fo:margin-left="0.5in" fo:margin-right="0in" fo:margin-top="0.139in" fo:margin-bottom="0in" loext:contextual-spacing="true" fo:line-height="150%"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14" style:family="paragraph" style:parent-style-name="Standard" style:list-style-name="WWNum2">
      <style:paragraph-properties fo:margin-left="0.5in" fo:margin-right="0in" fo:margin-top="0.0835in" fo:margin-bottom="0in" loext:contextual-spacing="true" fo:line-height="150%" fo:text-indent="-0.25in" style:auto-text-indent="false"/>
    </style:style>
    <style:style style:name="P15" style:family="paragraph" style:parent-style-name="Standard">
      <style:paragraph-properties fo:margin-left="0in" fo:margin-right="0in" fo:margin-top="0.139in" fo:margin-bottom="0in" loext:contextual-spacing="false" fo:line-height="150%" fo:text-indent="0in" style:auto-text-indent="false"/>
    </style:style>
    <style:style style:name="P16" style:family="paragraph" style:parent-style-name="Standard">
      <style:paragraph-properties fo:margin-left="0in" fo:margin-right="0in" fo:margin-top="0.139in" fo:margin-bottom="0in" loext:contextual-spacing="false" fo:line-height="150%" fo:text-align="center" style:justify-single-word="false" fo:text-indent="0in" style:auto-text-indent="false"/>
    </style:style>
    <style:style style:name="P17" style:family="paragraph" style:parent-style-name="Standard">
      <style:paragraph-properties fo:margin-left="0in" fo:margin-right="0in" fo:margin-top="0.139in" fo:margin-bottom="0in" loext:contextual-spacing="false" fo:line-height="150%" fo:text-align="start" style:justify-single-word="false" fo:keep-together="auto" fo:orphans="2" fo:widows="2" fo:text-indent="0in" style:auto-text-indent="false" fo:padding="0in" fo:border="none" fo:keep-with-next="auto"/>
      <style:text-properties style:font-name="Libre Baskerville" style:text-underline-style="solid" style:text-underline-width="auto" style:text-underline-color="font-color" fo:font-weight="bold" style:font-name-asian="Libre Baskerville1" style:font-weight-asian="bold" style:font-name-complex="Libre Baskerville1"/>
    </style:style>
    <style:style style:name="P18" style:family="paragraph" style:parent-style-name="Standard">
      <style:paragraph-properties fo:margin-left="0in" fo:margin-right="0in" fo:margin-top="0.139in" fo:margin-bottom="0in" loext:contextual-spacing="false" fo:line-height="150%" fo:text-align="start"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50%" fo:text-indent="0in" style:auto-text-indent="false"/>
    </style:style>
    <style:style style:name="P20" style:family="paragraph" style:parent-style-name="Standard">
      <style:paragraph-properties fo:margin-left="0in" fo:margin-right="0in" fo:margin-top="0in" fo:margin-bottom="0in" loext:contextual-spacing="false" fo:line-height="150%" fo:text-align="center"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50%" fo:text-indent="0in" style:auto-text-indent="false"/>
      <style:text-properties style:font-name="Libre Baskerville" style:font-name-asian="Libre Baskerville1" style:font-name-complex="Libre Baskerville1"/>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Libre Baskerville" style:font-name-asian="Libre Baskerville1" style:font-name-complex="Libre Baskerville1"/>
    </style:style>
    <style:style style:name="P2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24" style:family="paragraph" style:parent-style-name="Standard">
      <style:paragraph-properties fo:margin-left="0in" fo:margin-right="0in" fo:margin-top="0.0835in" fo:margin-bottom="0in" loext:contextual-spacing="false" fo:line-height="150%" fo:text-indent="0in" style:auto-text-indent="false"/>
    </style:style>
    <style:style style:name="P25" style:family="paragraph" style:parent-style-name="Standard">
      <style:paragraph-properties fo:margin-left="0.5in" fo:margin-right="0in" fo:margin-top="0in" fo:margin-bottom="0in" loext:contextual-spacing="false" fo:line-height="150%" fo:text-indent="0in" style:auto-text-indent="false"/>
    </style:style>
    <style:style style:name="P26"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Libre Baskerville" fo:font-size="12pt" style:font-name-asian="Libre Baskerville1" style:font-size-asian="12pt" style:font-name-complex="Libre Baskerville1" style:font-size-complex="12pt"/>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line-height="150%"/>
    </style:style>
    <style:style style:name="P29" style:family="paragraph" style:parent-style-name="Standard">
      <style:paragraph-properties fo:margin-top="0in" fo:margin-bottom="0in" loext:contextual-spacing="false" fo:line-height="150%" fo:text-align="center" style:justify-single-word="false"/>
    </style:style>
    <style:style style:name="P30" style:family="paragraph" style:parent-style-name="Standard">
      <style:paragraph-properties fo:margin-top="0in" fo:margin-bottom="0in" loext:contextual-spacing="false" fo:line-height="150%"/>
      <style:text-properties style:font-name="Inconsolata" fo:font-size="13pt" style:font-name-asian="Inconsolata1" style:font-size-asian="13pt" style:font-name-complex="Inconsolata1" style:font-size-complex="13pt"/>
    </style:style>
    <style:style style:name="P31" style:family="paragraph" style:parent-style-name="Standard">
      <style:paragraph-properties fo:margin-top="0in" fo:margin-bottom="0in" loext:contextual-spacing="false"/>
      <style:text-properties style:font-name="Inconsolata" fo:font-size="12pt" style:font-name-asian="Inconsolata1" style:font-size-asian="12pt" style:font-name-complex="Inconsolata1" style:font-size-complex="12pt"/>
    </style:style>
    <style:style style:name="P32" style:family="paragraph" style:parent-style-name="Standard">
      <style:paragraph-properties fo:margin-top="0in" fo:margin-bottom="0in" loext:contextual-spacing="false"/>
      <style:text-properties style:font-name="Libre Baskerville" style:font-name-asian="Libre Baskerville1" style:font-name-complex="Libre Baskerville1"/>
    </style:style>
    <style:style style:name="P33" style:family="paragraph" style:parent-style-name="Standard">
      <style:paragraph-properties fo:margin-top="0in" fo:margin-bottom="0in" loext:contextual-spacing="false" fo:line-height="150%"/>
      <style:text-properties style:font-name="Libre Baskerville" style:font-name-asian="Libre Baskerville1" style:font-name-complex="Libre Baskerville1"/>
    </style:style>
    <style:style style:name="P34" style:family="paragraph" style:parent-style-name="Standard">
      <style:paragraph-properties fo:margin-top="0in" fo:margin-bottom="0in" loext:contextual-spacing="false" fo:line-height="150%" fo:text-align="end" style:justify-single-word="false"/>
      <style:text-properties style:font-name="Libre Baskerville" style:font-name-asian="Libre Baskerville1" style:font-name-complex="Libre Baskerville1"/>
    </style:style>
    <style:style style:name="P35" style:family="paragraph" style:parent-style-name="Standard">
      <style:paragraph-properties fo:margin-top="0in" fo:margin-bottom="0in" loext:contextual-spacing="false" fo:line-height="150%"/>
      <style:text-properties style:font-name="Libre Baskerville" fo:font-weight="bold" style:font-name-asian="Libre Baskerville1" style:font-weight-asian="bold" style:font-name-complex="Libre Baskerville1"/>
    </style:style>
    <style:style style:name="P36" style:family="paragraph" style:parent-style-name="Standard">
      <style:paragraph-properties fo:margin-top="0in" fo:margin-bottom="0in" loext:contextual-spacing="false" fo:line-height="150%" fo:text-align="start" style:justify-single-word="false"/>
      <style:text-properties style:font-name="Libre Baskerville" fo:font-weight="bold" style:font-name-asian="Libre Baskerville1" style:font-weight-asian="bold" style:font-name-complex="Libre Baskerville1"/>
    </style:style>
    <style:style style:name="P37" style:family="paragraph" style:parent-style-name="Standard">
      <style:paragraph-properties fo:margin-top="0in" fo:margin-bottom="0in" loext:contextual-spacing="false" fo:line-height="150%" fo:text-align="center" style:justify-single-word="false"/>
      <style:text-properties style:font-name="Libre Baskerville" fo:font-weight="bold" style:font-name-asian="Libre Baskerville1" style:font-weight-asian="bold" style:font-name-complex="Libre Baskerville1"/>
    </style:style>
    <style:style style:name="P38" style:family="paragraph" style:parent-style-name="Standard">
      <style:paragraph-properties fo:margin-top="0in" fo:margin-bottom="0in" loext:contextual-spacing="false" fo:line-height="150%"/>
      <style:text-properties fo:color="#0000ff" style:font-name="Libre Baskerville" style:text-underline-style="solid" style:text-underline-width="auto" style:text-underline-color="font-color" fo:font-weight="bold" style:font-name-asian="Libre Baskerville1" style:font-weight-asian="bold" style:font-name-complex="Libre Baskerville1"/>
    </style:style>
    <style:style style:name="P39" style:family="paragraph" style:parent-style-name="Standard">
      <style:paragraph-properties fo:margin-top="0in" fo:margin-bottom="0in" loext:contextual-spacing="false" fo:line-height="150%" fo:text-align="center" style:justify-single-word="false"/>
      <style:text-properties fo:color="#0000ff" style:font-name="Libre Baskerville" style:text-underline-style="solid" style:text-underline-width="auto" style:text-underline-color="font-color" fo:font-weight="bold" style:font-name-asian="Libre Baskerville1" style:font-weight-asian="bold" style:font-name-complex="Libre Baskerville1"/>
    </style:style>
    <style:style style:name="P40" style:family="paragraph" style:parent-style-name="Standard">
      <style:paragraph-properties fo:margin-top="0in" fo:margin-bottom="0in" loext:contextual-spacing="false" fo:line-height="150%"/>
      <style:text-properties fo:color="#0000ff" style:font-name="Libre Baskerville" style:font-name-asian="Libre Baskerville1" style:font-name-complex="Libre Baskerville1"/>
    </style:style>
    <style:style style:name="P41" style:family="paragraph" style:parent-style-name="Standard">
      <style:paragraph-properties fo:margin-top="0in" fo:margin-bottom="0in" loext:contextual-spacing="false" fo:line-height="115%"/>
      <style:text-properties fo:color="#0000ff" style:font-name="Libre Baskerville" style:font-name-asian="Libre Baskerville1" style:font-name-complex="Libre Baskerville1"/>
    </style:style>
    <style:style style:name="P42" style:family="paragraph" style:parent-style-name="Standard">
      <style:paragraph-properties fo:margin-top="0in" fo:margin-bottom="0in" loext:contextual-spacing="false" fo:line-height="115%"/>
      <style:text-properties fo:color="#0000ff" style:font-name="Courier New" style:font-name-asian="Courier New1" style:font-name-complex="Courier New1"/>
    </style:style>
    <style:style style:name="P43" style:family="paragraph" style:parent-style-name="Standard">
      <style:paragraph-properties fo:margin-top="0in" fo:margin-bottom="0in" loext:contextual-spacing="false" fo:line-height="150%" fo:text-align="center" style:justify-single-word="false"/>
      <style:text-properties fo:color="#ff0000" style:font-name="Libre Baskerville" style:font-name-asian="Libre Baskerville1" style:font-name-complex="Libre Baskerville1"/>
    </style:style>
    <style:style style:name="P44" style:family="paragraph" style:parent-style-name="Standard">
      <style:paragraph-properties fo:margin-top="0in" fo:margin-bottom="0in" loext:contextual-spacing="false" fo:text-align="end" style:justify-single-word="false"/>
    </style:style>
    <style:style style:name="P45" style:family="paragraph" style:parent-style-name="Standard">
      <style:paragraph-properties fo:margin-top="0in" fo:margin-bottom="0in" loext:contextual-spacing="false" fo:line-height="115%"/>
    </style:style>
    <style:style style:name="P46" style:family="paragraph" style:parent-style-name="Standard">
      <style:paragraph-properties fo:margin-top="0in" fo:margin-bottom="0in" loext:contextual-spacing="false" fo:line-height="150%"/>
      <style:text-properties style:font-name="Pacifico" fo:font-size="14pt" style:font-name-asian="Pacifico1" style:font-size-asian="14pt" style:font-name-complex="Pacifico1" style:font-size-complex="14pt"/>
    </style:style>
    <style:style style:name="P47" style:family="paragraph" style:parent-style-name="Standard">
      <style:paragraph-properties fo:margin-top="0in" fo:margin-bottom="0in" loext:contextual-spacing="false" fo:line-height="150%" fo:text-align="center" style:justify-single-word="false" fo:break-before="page"/>
    </style:style>
    <style:style style:name="P48" style:family="paragraph" style:parent-style-name="Standard" style:master-page-name="Converted1">
      <style:paragraph-properties fo:margin-top="0in" fo:margin-bottom="0in" loext:contextual-spacing="false" style:page-number="auto"/>
      <style:text-properties style:font-name="Libre Baskerville" style:font-name-asian="Libre Baskerville1" style:font-name-complex="Libre Baskerville1"/>
    </style:style>
    <style:style style:name="P49" style:family="paragraph" style:parent-style-name="Standard">
      <style:paragraph-properties fo:margin-top="0.139in" fo:margin-bottom="0in" loext:contextual-spacing="false" fo:line-height="115%" fo:text-align="center" style:justify-single-word="false"/>
    </style:style>
    <style:style style:name="P50" style:family="paragraph" style:parent-style-name="Standard">
      <style:paragraph-properties fo:margin-top="0.139in" fo:margin-bottom="0in" loext:contextual-spacing="false" fo:line-height="150%"/>
    </style:style>
    <style:style style:name="P51" style:family="paragraph" style:parent-style-name="Standard">
      <style:paragraph-properties fo:margin-top="0.139in" fo:margin-bottom="0in" loext:contextual-spacing="false" fo:line-height="100%"/>
    </style:style>
    <style:style style:name="P52" style:family="paragraph" style:parent-style-name="Standard">
      <style:paragraph-properties fo:margin-top="0.139in" fo:margin-bottom="0in" loext:contextual-spacing="false" fo:line-height="150%"/>
      <style:text-properties fo:color="#0000ff" style:font-name="Libre Baskerville" style:font-name-asian="Libre Baskerville1" style:font-name-complex="Libre Baskerville1"/>
    </style:style>
    <style:style style:name="P53" style:family="paragraph" style:parent-style-name="Standard">
      <style:paragraph-properties fo:margin-top="0.139in" fo:margin-bottom="0in" loext:contextual-spacing="false" fo:line-height="150%" fo:text-align="center" style:justify-single-word="false" fo:break-before="page"/>
    </style:style>
    <style:style style:name="P54" style:family="paragraph" style:parent-style-name="Standard">
      <style:paragraph-properties fo:margin-left="1in" fo:margin-right="0in" fo:margin-top="0in" fo:margin-bottom="0in" loext:contextual-spacing="false" fo:line-height="150%" fo:text-indent="0in" style:auto-text-indent="false"/>
    </style:style>
    <style:style style:name="P55" style:family="paragraph" style:parent-style-name="Standard">
      <style:paragraph-properties fo:margin-left="1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56" style:family="paragraph" style:parent-style-name="Standard">
      <style:paragraph-properties fo:margin-left="1in" fo:margin-right="0in" fo:margin-top="0.139in" fo:margin-bottom="0in" loext:contextual-spacing="false" fo:line-height="150%" fo:text-align="start" style:justify-single-word="false" fo:keep-together="auto" fo:orphans="2" fo:widows="2" fo:text-indent="0in" style:auto-text-indent="false" fo:padding="0in" fo:border="none" fo:keep-with-next="auto"/>
    </style:style>
    <style:style style:name="P57" style:family="paragraph" style:parent-style-name="Standard">
      <style:paragraph-properties fo:margin-top="0.0555in" fo:margin-bottom="0in" loext:contextual-spacing="false" fo:line-height="150%"/>
    </style:style>
    <style:style style:name="P58" style:family="paragraph" style:parent-style-name="Standard">
      <style:paragraph-properties fo:margin-left="2in" fo:margin-right="0in" fo:margin-top="0in" fo:margin-bottom="0in" loext:contextual-spacing="false" fo:line-height="150%" fo:text-align="start" style:justify-single-word="false" fo:keep-together="auto" fo:orphans="2" fo:widows="2" fo:text-indent="0.5in" style:auto-text-indent="false" fo:padding="0in" fo:border="none" fo:keep-with-next="auto"/>
    </style:style>
    <style:style style:name="P59" style:family="paragraph" style:parent-style-name="Standard">
      <style:paragraph-properties fo:margin-left="0in" fo:margin-right="0in" fo:margin-top="0in" fo:margin-bottom="0in" loext:contextual-spacing="false" fo:text-indent="0.5in" style:auto-text-indent="false"/>
    </style:style>
    <style:style style:name="P60" style:family="paragraph" style:parent-style-name="Standard">
      <style:paragraph-properties fo:margin-left="0in" fo:margin-right="0in" fo:margin-top="0in" fo:margin-bottom="0in" loext:contextual-spacing="false" fo:line-height="150%" fo:text-indent="0.5in" style:auto-text-indent="false"/>
    </style:style>
    <style:style style:name="P61" style:family="paragraph" style:parent-style-name="Standard">
      <style:paragraph-properties fo:margin-left="0.4898in" fo:margin-right="0in" fo:margin-top="0in" fo:margin-bottom="0in" loext:contextual-spacing="false" fo:line-height="150%" fo:text-indent="0in" style:auto-text-indent="false"/>
    </style:style>
    <style:style style:name="P62" style:family="paragraph" style:parent-style-name="Standard">
      <style:paragraph-properties fo:margin-left="0.4898in" fo:margin-right="0in" fo:margin-top="0.139in" fo:margin-bottom="0in" loext:contextual-spacing="false" fo:line-height="150%" fo:text-indent="0in" style:auto-text-indent="false"/>
    </style:style>
    <style:style style:name="P63" style:family="paragraph" style:parent-style-name="Standard">
      <style:paragraph-properties fo:margin-left="0.1945in" fo:margin-right="0in" fo:margin-top="0in" fo:margin-bottom="0in" loext:contextual-spacing="false" fo:line-height="115%" fo:text-indent="0.9307in" style:auto-text-indent="false"/>
    </style:style>
    <style:style style:name="P64" style:family="paragraph" style:parent-style-name="Standard">
      <style:paragraph-properties fo:margin-left="0.1945in" fo:margin-right="0in" fo:margin-top="0in" fo:margin-bottom="0in" loext:contextual-spacing="false" fo:line-height="115%" fo:text-indent="0.5972in" style:auto-text-indent="false"/>
    </style:style>
    <style:style style:name="P65" style:family="paragraph" style:parent-style-name="Standard">
      <style:paragraph-properties fo:margin-left="0.8854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66" style:family="paragraph" style:parent-style-name="Standard">
      <style:paragraph-properties fo:margin-left="0.8854in" fo:margin-right="0in" fo:margin-top="0in" fo:margin-bottom="0in" loext:contextual-spacing="false" fo:text-indent="0in" style:auto-text-indent="false"/>
    </style:style>
    <style:style style:name="P67" style:family="paragraph" style:parent-style-name="Standard">
      <style:paragraph-properties fo:margin-left="2.8854in" fo:margin-right="0in" fo:margin-top="0in" fo:margin-bottom="0in" loext:contextual-spacing="false" fo:text-indent="0.1146in" style:auto-text-indent="false"/>
    </style:style>
    <style:style style:name="P68" style:family="paragraph" style:parent-style-name="Standard">
      <style:paragraph-properties fo:margin-left="0in" fo:margin-right="0in" fo:margin-top="0in" fo:margin-bottom="0in" loext:contextual-spacing="false" fo:line-height="150%" fo:text-indent="0.4898in" style:auto-text-indent="false"/>
    </style:style>
    <style:style style:name="P69" style:family="paragraph" style:parent-style-name="Standard">
      <style:paragraph-properties fo:margin-left="0.5in" fo:margin-right="0in" fo:margin-top="0in" fo:margin-bottom="0in" loext:contextual-spacing="false" fo:text-indent="0.5in" style:auto-text-indent="false"/>
    </style:style>
    <style:style style:name="P70" style:family="paragraph" style:parent-style-name="Standard">
      <style:paragraph-properties fo:margin-left="0.5in" fo:margin-right="0in" fo:margin-top="0in" fo:margin-bottom="0in" loext:contextual-spacing="false" fo:line-height="150%" fo:text-indent="0.5in" style:auto-text-indent="false"/>
      <style:text-properties style:font-name="Libre Baskerville" style:font-name-asian="Libre Baskerville1" style:font-name-complex="Libre Baskerville1"/>
    </style:style>
    <style:style style:name="P71" style:family="paragraph" style:parent-style-name="Standard">
      <style:paragraph-properties fo:margin-left="0.5in" fo:margin-right="0in" fo:margin-top="0in" fo:margin-bottom="0in" loext:contextual-spacing="false" fo:line-height="150%" fo:text-indent="0.5in" style:auto-text-indent="false"/>
    </style:style>
    <style:style style:name="P7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padding="0in" fo:border="none" fo:keep-with-next="auto"/>
    </style:style>
    <style:style style:name="P73" style:family="paragraph" style:parent-style-name="Standard">
      <style:paragraph-properties fo:margin-left="1in" fo:margin-right="0in" fo:margin-top="0in" fo:margin-bottom="0in" loext:contextual-spacing="false" fo:text-indent="0.5in" style:auto-text-indent="false"/>
    </style:style>
    <style:style style:name="P74"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5in" style:auto-text-indent="false" fo:padding="0in" fo:border="none" fo:keep-with-next="auto"/>
    </style:style>
    <style:style style:name="P75" style:family="paragraph" style:parent-style-name="Standard">
      <style:paragraph-properties fo:margin-left="0.6874in" fo:margin-right="0in" fo:margin-top="0in" fo:margin-bottom="0in" loext:contextual-spacing="false" fo:text-indent="0in" style:auto-text-indent="false"/>
    </style:style>
    <style:style style:name="P76" style:family="paragraph" style:parent-style-name="Standard">
      <style:paragraph-properties fo:margin-left="1.1874in" fo:margin-right="0in" fo:margin-top="0in" fo:margin-bottom="0in" loext:contextual-spacing="false" fo:text-indent="0.3126in" style:auto-text-indent="false"/>
    </style:style>
    <style:style style:name="P77" style:family="paragraph" style:parent-style-name="Standard">
      <style:paragraph-properties fo:margin-left="0.4898in" fo:margin-right="0in" fo:margin-top="0in" fo:margin-bottom="0in" loext:contextual-spacing="false" fo:text-indent="0.198in" style:auto-text-indent="false"/>
    </style:style>
    <style:style style:name="P78" style:family="paragraph" style:parent-style-name="Standard">
      <style:paragraph-properties fo:margin-left="2.5in" fo:margin-right="0in" fo:margin-top="0in" fo:margin-bottom="0in" loext:contextual-spacing="false" fo:text-indent="0in" style:auto-text-indent="false"/>
    </style:style>
    <style:style style:name="P79" style:family="paragraph" style:parent-style-name="Standard">
      <style:paragraph-properties fo:margin-left="0.198in" fo:margin-right="0in" fo:margin-top="0in" fo:margin-bottom="0in" loext:contextual-spacing="false" fo:text-indent="0in" style:auto-text-indent="false"/>
    </style:style>
    <style:style style:name="P80" style:family="paragraph" style:parent-style-name="Standard">
      <style:paragraph-properties fo:margin-left="0.698in" fo:margin-right="0in" fo:margin-top="0in" fo:margin-bottom="0in" loext:contextual-spacing="false" fo:text-indent="0.302in" style:auto-text-indent="false"/>
    </style:style>
    <style:style style:name="P81" style:family="paragraph" style:parent-style-name="Standard">
      <style:paragraph-properties fo:margin-left="0in" fo:margin-right="1.1752in" fo:margin-top="0in" fo:margin-bottom="0in" loext:contextual-spacing="false" fo:line-height="150%" fo:text-align="justify" style:justify-single-word="false" fo:text-indent="0in" style:auto-text-indent="false"/>
      <style:text-properties style:font-name="Libre Baskerville" fo:font-weight="bold" style:font-name-asian="Libre Baskerville1" style:font-weight-asian="bold" style:font-name-complex="Libre Baskerville1"/>
    </style:style>
    <style:style style:name="P82" style:family="paragraph" style:parent-style-name="Standard">
      <style:paragraph-properties fo:margin-left="0.2953in" fo:margin-right="0in" fo:margin-top="0.0835in" fo:margin-bottom="0in" loext:contextual-spacing="false" fo:line-height="115%" fo:text-indent="0.2953in" style:auto-text-indent="false"/>
    </style:style>
    <style:style style:name="P83" style:family="paragraph" style:parent-style-name="Standard">
      <style:paragraph-properties fo:margin-left="0.2953in" fo:margin-right="0in" fo:margin-top="0.0835in" fo:margin-bottom="0in" loext:contextual-spacing="false" fo:line-height="100%" fo:text-indent="0.2953in" style:auto-text-indent="false"/>
    </style:style>
    <style:style style:name="P84" style:family="paragraph" style:parent-style-name="Standard">
      <style:paragraph-properties fo:margin-left="0.2953in" fo:margin-right="0in" fo:margin-top="0in" fo:margin-bottom="0in" loext:contextual-spacing="false" fo:line-height="115%" fo:text-indent="0.2953in" style:auto-text-indent="false"/>
    </style:style>
    <style:style style:name="P85" style:family="paragraph" style:parent-style-name="Standard">
      <style:paragraph-properties fo:margin-left="0.2953in" fo:margin-right="0in" fo:margin-top="0in" fo:margin-bottom="0in" loext:contextual-spacing="false" fo:line-height="100%" fo:text-indent="0.2953in" style:auto-text-indent="false"/>
    </style:style>
    <style:style style:name="P86" style:family="paragraph" style:parent-style-name="Standard">
      <style:paragraph-properties fo:margin-left="2.7555in" fo:margin-right="0in" fo:margin-top="0in" fo:margin-bottom="0in" loext:contextual-spacing="false" fo:line-height="100%" fo:text-indent="0.302in" style:auto-text-indent="false"/>
    </style:style>
    <style:style style:name="P87" style:family="paragraph" style:parent-style-name="Standard">
      <style:paragraph-properties fo:margin-left="0.25in" fo:margin-right="0in" fo:margin-top="0in" fo:margin-bottom="0in" loext:contextual-spacing="false" fo:line-height="115%" fo:text-indent="0in" style:auto-text-indent="false"/>
    </style:style>
    <style:style style:name="P88" style:family="paragraph" style:parent-style-name="Standard">
      <style:paragraph-properties fo:margin-left="2.0555in" fo:margin-right="0in" fo:margin-top="0.0835in" fo:margin-bottom="0in" loext:contextual-spacing="false" fo:line-height="115%" fo:text-indent="-0.5in" style:auto-text-indent="false"/>
    </style:style>
    <style:style style:name="P89" style:family="paragraph" style:parent-style-name="Standard">
      <style:paragraph-properties fo:margin-left="0.7866in" fo:margin-right="0in" fo:margin-top="0.139in" fo:margin-bottom="0in" loext:contextual-spacing="false" fo:line-height="150%" fo:text-indent="-0.2917in" style:auto-text-indent="false"/>
    </style:style>
    <style:style style:name="P90" style:family="paragraph" style:parent-style-name="Standard">
      <style:paragraph-properties fo:margin-left="0.7866in" fo:margin-right="0in" fo:margin-top="0in" fo:margin-bottom="0in" loext:contextual-spacing="false" fo:line-height="150%" fo:text-indent="-0.2917in" style:auto-text-indent="false"/>
    </style:style>
    <style:style style:name="P91" style:family="paragraph" style:parent-style-name="Standard">
      <style:paragraph-properties fo:margin-left="0.7866in" fo:margin-right="0in" fo:margin-top="0.0835in" fo:margin-bottom="0in" loext:contextual-spacing="false" fo:line-height="150%" fo:text-indent="-0.2953in" style:auto-text-indent="false"/>
    </style:style>
    <style:style style:name="P92" style:family="paragraph" style:parent-style-name="Standard">
      <style:paragraph-properties fo:margin-left="0.7866in" fo:margin-right="0in" fo:margin-top="0in" fo:margin-bottom="0in" loext:contextual-spacing="false" fo:line-height="150%" fo:text-indent="-0.2953in" style:auto-text-indent="false"/>
    </style:style>
    <style:style style:name="P93" style:family="paragraph" style:parent-style-name="Standard">
      <style:paragraph-properties fo:margin-left="1.2866in" fo:margin-right="0in" fo:margin-top="0.0835in" fo:margin-bottom="0in" loext:contextual-spacing="false" fo:line-height="150%" fo:text-indent="-0.2953in" style:auto-text-indent="false"/>
    </style:style>
    <style:style style:name="P94" style:family="paragraph" style:parent-style-name="Standard">
      <style:paragraph-properties fo:margin-left="0.7866in" fo:margin-right="0in" fo:margin-top="0.0835in" fo:margin-bottom="0in" loext:contextual-spacing="false" fo:line-height="150%" fo:text-indent="0in" style:auto-text-indent="false"/>
    </style:style>
    <style:style style:name="P95" style:family="paragraph" style:parent-style-name="Standard">
      <style:paragraph-properties fo:margin-left="4in" fo:margin-right="0in" fo:margin-top="0in" fo:margin-bottom="0in" loext:contextual-spacing="false" fo:line-height="150%" fo:text-indent="0.5in" style:auto-text-indent="false"/>
    </style:style>
    <style:style style:name="P96" style:family="paragraph" style:parent-style-name="Standard">
      <style:paragraph-properties fo:margin-left="3in" fo:margin-right="0in" fo:margin-top="0in" fo:margin-bottom="0in" loext:contextual-spacing="false" fo:text-indent="0.5in" style:auto-text-indent="false"/>
    </style:style>
    <style:style style:name="P97" style:family="paragraph" style:parent-style-name="Standard">
      <style:paragraph-properties fo:margin-left="2.5in" fo:margin-right="0in" fo:margin-top="0in" fo:margin-bottom="0in" loext:contextual-spacing="false" fo:text-indent="0.5in" style:auto-text-indent="false"/>
    </style:style>
    <style:style style:name="P98" style:family="paragraph" style:parent-style-name="Standard">
      <style:paragraph-properties fo:margin-left="2.5in" fo:margin-right="0in" fo:margin-top="0in" fo:margin-bottom="0in" loext:contextual-spacing="false" fo:line-height="150%" fo:text-indent="0.5in" style:auto-text-indent="false"/>
    </style:style>
    <style:style style:name="P99" style:family="paragraph" style:parent-style-name="Standard">
      <style:paragraph-properties fo:margin-left="0.4898in" fo:margin-right="0in" fo:margin-top="0in" fo:margin-bottom="0in" loext:contextual-spacing="false" fo:text-indent="0.3957in" style:auto-text-indent="false"/>
    </style:style>
    <style:style style:name="P100" style:family="paragraph" style:parent-style-name="Standard">
      <style:paragraph-properties fo:margin-left="0.9898in" fo:margin-right="0in" fo:margin-top="0in" fo:margin-bottom="0in" loext:contextual-spacing="false" fo:text-indent="0in" style:auto-text-indent="false"/>
    </style:style>
    <style:style style:name="P101" style:family="paragraph" style:parent-style-name="Standard">
      <style:paragraph-properties fo:margin-left="0.4917in" fo:margin-right="0in" fo:margin-top="0.139in" fo:margin-bottom="0in" loext:contextual-spacing="false" fo:line-height="150%" fo:text-indent="0in" style:auto-text-indent="false"/>
    </style:style>
    <style:style style:name="P102" style:family="paragraph" style:parent-style-name="Standard">
      <style:paragraph-properties fo:margin-left="0.4917in" fo:margin-right="0in" fo:margin-top="0in" fo:margin-bottom="0in" loext:contextual-spacing="false" fo:line-height="150%" fo:text-indent="0in" style:auto-text-indent="false"/>
    </style:style>
    <style:style style:name="P103" style:family="paragraph" style:parent-style-name="Standard">
      <style:paragraph-properties fo:margin-left="0.4917in" fo:margin-right="0in" fo:margin-top="0in" fo:margin-bottom="0in" loext:contextual-spacing="false" fo:line-height="150%" fo:text-indent="0in" style:auto-text-indent="false"/>
      <style:text-properties fo:color="#0000ff" style:font-name="Libre Baskerville" style:font-name-asian="Libre Baskerville1" style:font-name-complex="Libre Baskerville1"/>
    </style:style>
    <style:style style:name="P104" style:family="paragraph" style:parent-style-name="Standard">
      <style:paragraph-properties fo:margin-left="0in" fo:margin-right="0in" fo:margin-top="0in" fo:margin-bottom="0in" loext:contextual-spacing="false" fo:line-height="150%" fo:text-indent="0.8854in" style:auto-text-indent="false"/>
    </style:style>
    <style:style style:name="P105" style:family="paragraph" style:parent-style-name="Standard">
      <style:paragraph-properties fo:margin-left="0in" fo:margin-right="0in" fo:margin-top="0in" fo:margin-bottom="0in" loext:contextual-spacing="false" fo:line-height="150%" fo:text-indent="1.1807in" style:auto-text-indent="false"/>
    </style:style>
    <style:style style:name="P106" style:family="paragraph" style:parent-style-name="Standard">
      <style:paragraph-properties fo:margin-left="0in" fo:margin-right="0in" fo:margin-top="0in" fo:margin-bottom="0in" loext:contextual-spacing="false" fo:line-height="150%" fo:text-indent="1.378in" style:auto-text-indent="false"/>
    </style:style>
    <style:style style:name="P107" style:family="paragraph" style:parent-style-name="Standard">
      <style:paragraph-properties fo:margin-left="0.3957in" fo:margin-right="0in" fo:margin-top="0in" fo:margin-bottom="0in" loext:contextual-spacing="false" fo:line-height="150%" fo:text-indent="0in" style:auto-text-indent="false"/>
    </style:style>
    <style:style style:name="P108" style:family="paragraph" style:parent-style-name="Standard">
      <style:paragraph-properties fo:margin-left="0.3957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109" style:family="paragraph" style:parent-style-name="Standard" style:list-style-name="WWNum8">
      <style:paragraph-properties fo:margin-left="0.198in" fo:margin-right="0in" fo:margin-top="0.139in" fo:margin-bottom="0in" loext:contextual-spacing="false" fo:line-height="150%" fo:text-indent="-0.25in" style:auto-text-indent="false"/>
    </style:style>
    <style:style style:name="P110" style:family="paragraph" style:parent-style-name="Standard" style:list-style-name="WWNum8">
      <style:paragraph-properties fo:margin-left="0.198in" fo:margin-right="0in" fo:line-height="150%" fo:text-indent="-0.25in" style:auto-text-indent="false"/>
    </style:style>
    <style:style style:name="P111" style:family="paragraph" style:parent-style-name="Standard">
      <style:paragraph-properties fo:margin-top="0.0835in" fo:margin-bottom="0in" loext:contextual-spacing="false" fo:line-height="150%"/>
    </style:style>
    <style:style style:name="P112" style:family="paragraph" style:parent-style-name="Standard">
      <style:paragraph-properties fo:margin-left="0.689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113" style:family="paragraph" style:parent-style-name="Standard">
      <style:paragraph-properties fo:margin-left="0.3957in" fo:margin-right="0in" fo:margin-top="0in" fo:margin-bottom="0in" loext:contextual-spacing="false" fo:line-height="150%" fo:text-indent="0.2929in" style:auto-text-indent="false"/>
    </style:style>
    <style:style style:name="P114" style:family="paragraph" style:parent-style-name="Standard">
      <style:paragraph-properties fo:margin-left="0.3957in" fo:margin-right="0in" fo:margin-top="0in" fo:margin-bottom="0in" loext:contextual-spacing="false" fo:line-height="150%" fo:text-indent="0.7846in" style:auto-text-indent="false"/>
    </style:style>
    <style:style style:name="P115" style:family="paragraph" style:parent-style-name="Standard">
      <style:paragraph-properties fo:margin-left="0.3957in" fo:margin-right="0in" fo:margin-top="0in" fo:margin-bottom="0in" loext:contextual-spacing="false" fo:line-height="115%" fo:text-align="start" style:justify-single-word="false" fo:keep-together="auto" fo:orphans="2" fo:widows="2" fo:text-indent="0.7846in" style:auto-text-indent="false" fo:padding="0in" fo:border="none" fo:keep-with-next="auto"/>
    </style:style>
    <style:style style:name="P116" style:family="paragraph" style:parent-style-name="Standard">
      <style:paragraph-properties fo:margin-left="0.3957in" fo:margin-right="0in" fo:margin-top="0in" fo:margin-bottom="0in" loext:contextual-spacing="false" fo:line-height="115%" fo:text-align="start" style:justify-single-word="false" fo:keep-together="auto" fo:orphans="2" fo:widows="2" fo:text-indent="0.7846in" style:auto-text-indent="false" fo:padding="0in" fo:border="none" fo:keep-with-next="auto"/>
      <style:text-properties fo:color="#0000ff" style:font-name="Inconsolata" fo:font-size="12pt" style:font-name-asian="Inconsolata1" style:font-size-asian="12pt" style:font-name-complex="Inconsolata1" style:font-size-complex="12pt"/>
    </style:style>
    <style:style style:name="P117" style:family="paragraph" style:parent-style-name="Standard">
      <style:paragraph-properties fo:margin-left="0.9917in" fo:margin-right="0in" fo:margin-top="0in" fo:margin-bottom="0in" loext:contextual-spacing="false" fo:line-height="150%" fo:text-indent="0.0075in" style:auto-text-indent="false"/>
    </style:style>
    <style:style style:name="T1" style:family="text">
      <style:text-properties style:font-name="Libre Baskerville" style:text-underline-style="solid" style:text-underline-width="auto" style:text-underline-color="font-color" fo:font-weight="bold" style:font-name-asian="Libre Baskerville1" style:font-weight-asian="bold" style:font-name-complex="Libre Baskerville1"/>
    </style:style>
    <style:style style:name="T2" style:family="text">
      <style:text-properties style:font-name="Libre Baskerville" style:text-underline-style="solid" style:text-underline-width="auto" style:text-underline-color="font-color" style:font-name-asian="Libre Baskerville1" style:font-name-complex="Libre Baskerville1"/>
    </style:style>
    <style:style style:name="T3" style:family="text">
      <style:text-properties style:font-name="Libre Baskerville" style:text-underline-style="none" fo:font-weight="bold" style:font-name-asian="Libre Baskerville1" style:font-weight-asian="bold" style:font-name-complex="Libre Baskerville1"/>
    </style:style>
    <style:style style:name="T4" style:family="text">
      <style:text-properties style:font-name="Libre Baskerville" fo:font-weight="bold" style:font-name-asian="Libre Baskerville1" style:font-weight-asian="bold" style:font-name-complex="Libre Baskerville1"/>
    </style:style>
    <style:style style:name="T5" style:family="text">
      <style:text-properties style:font-name="Libre Baskerville" style:font-name-asian="Libre Baskerville1" style:font-name-complex="Libre Baskerville1"/>
    </style:style>
    <style:style style:name="T6" style:family="text">
      <style:text-properties style:font-name="Libre Baskerville" fo:font-size="10pt" style:font-name-asian="Libre Baskerville1" style:font-size-asian="10pt" style:font-name-complex="Libre Baskerville1" style:font-size-complex="10pt"/>
    </style:style>
    <style:style style:name="T7" style:family="text">
      <style:text-properties style:font-name="Libre Baskerville" fo:font-size="13pt" style:font-name-asian="Libre Baskerville1" style:font-size-asian="13pt" style:font-name-complex="Libre Baskerville1" style:font-size-complex="13pt"/>
    </style:style>
    <style:style style:name="T8" style:family="text">
      <style:text-properties style:font-name="Libre Baskerville" fo:font-style="italic" style:text-underline-style="solid" style:text-underline-width="auto" style:text-underline-color="font-color" style:font-name-asian="Libre Baskerville1" style:font-style-asian="italic" style:font-name-complex="Libre Baskerville1"/>
    </style:style>
    <style:style style:name="T9" style:family="text">
      <style:text-properties style:font-name="Libre Baskerville" fo:font-style="italic" fo:font-weight="bold" style:font-name-asian="Libre Baskerville1" style:font-style-asian="italic" style:font-weight-asian="bold" style:font-name-complex="Libre Baskerville1"/>
    </style:style>
    <style:style style:name="T10" style:family="text">
      <style:text-properties style:font-name="Libre Baskerville" fo:font-style="italic" style:font-name-asian="Libre Baskerville1" style:font-style-asian="italic" style:font-name-complex="Libre Baskerville1"/>
    </style:style>
    <style:style style:name="T11" style:family="text">
      <style:text-properties style:font-name="Inconsolata" fo:font-size="12pt" style:font-name-asian="Inconsolata1" style:font-size-asian="12pt" style:font-name-complex="Inconsolata1" style:font-size-complex="12pt"/>
    </style:style>
    <style:style style:name="T12" style:family="text">
      <style:text-properties style:font-name="Inconsolata" fo:font-size="12pt" fo:font-weight="bold" style:font-name-asian="Inconsolata1" style:font-size-asian="12pt" style:font-weight-asian="bold" style:font-name-complex="Inconsolata1" style:font-size-complex="12pt"/>
    </style:style>
    <style:style style:name="T13" style:family="text">
      <style:text-properties style:font-name="Inconsolata" fo:font-size="10pt" style:font-name-asian="Inconsolata1" style:font-size-asian="10pt" style:font-name-complex="Inconsolata1" style:font-size-complex="10pt"/>
    </style:style>
    <style:style style:name="T14" style:family="text">
      <style:text-properties style:font-name="Inconsolata" fo:font-size="13pt" style:font-name-asian="Inconsolata1" style:font-size-asian="13pt" style:font-name-complex="Inconsolata1" style:font-size-complex="13pt"/>
    </style:style>
    <style:style style:name="T15" style:family="text">
      <style:text-properties style:font-name="Inconsolata" fo:font-size="13pt" fo:font-weight="bold" style:font-name-asian="Inconsolata1" style:font-size-asian="13pt" style:font-weight-asian="bold" style:font-name-complex="Inconsolata1" style:font-size-complex="13pt"/>
    </style:style>
    <style:style style:name="T16" style:family="text">
      <style:text-properties style:font-name="Inconsolata" style:font-name-asian="Inconsolata1" style:font-name-complex="Inconsolata1"/>
    </style:style>
    <style:style style:name="T17" style:family="text">
      <style:text-properties fo:color="#0000ff" style:font-name="Libre Baskerville" style:text-underline-style="solid" style:text-underline-width="auto" style:text-underline-color="font-color" fo:font-weight="bold" style:font-name-asian="Libre Baskerville1" style:font-weight-asian="bold" style:font-name-complex="Libre Baskerville1"/>
    </style:style>
    <style:style style:name="T18" style:family="text">
      <style:text-properties fo:color="#0000ff" style:font-name="Libre Baskerville" fo:font-weight="bold" style:font-name-asian="Libre Baskerville1" style:font-weight-asian="bold" style:font-name-complex="Libre Baskerville1"/>
    </style:style>
    <style:style style:name="T19" style:family="text">
      <style:text-properties fo:color="#0000ff" style:font-name="Libre Baskerville" style:font-name-asian="Libre Baskerville1" style:font-name-complex="Libre Baskerville1"/>
    </style:style>
    <style:style style:name="T20" style:family="text">
      <style:text-properties fo:color="#0000ff" style:font-name="Libre Baskerville" fo:font-style="italic" style:font-name-asian="Libre Baskerville1" style:font-style-asian="italic" style:font-name-complex="Libre Baskerville1"/>
    </style:style>
    <style:style style:name="T21" style:family="text">
      <style:text-properties fo:color="#0000ff" style:font-name="Libre Baskerville" fo:font-size="10pt" style:font-name-asian="Libre Baskerville1" style:font-size-asian="10pt" style:font-name-complex="Libre Baskerville1" style:font-size-complex="10pt"/>
    </style:style>
    <style:style style:name="T22" style:family="text">
      <style:text-properties fo:color="#0000ff" style:font-name="Libre Baskerville" style:text-underline-style="none" style:font-name-asian="Libre Baskerville1" style:font-name-complex="Libre Baskerville1"/>
    </style:style>
    <style:style style:name="T23" style:family="text">
      <style:text-properties fo:color="#0000ff" style:font-name="Inconsolata" style:font-name-asian="Inconsolata1" style:font-name-complex="Inconsolata1"/>
    </style:style>
    <style:style style:name="T24" style:family="text">
      <style:text-properties fo:color="#0000ff" style:font-name="Inconsolata" fo:font-size="12pt" style:font-name-asian="Inconsolata1" style:font-size-asian="12pt" style:font-name-complex="Inconsolata1" style:font-size-complex="12pt"/>
    </style:style>
    <style:style style:name="T25" style:family="text">
      <style:text-properties fo:color="#0000ff" style:font-name="Inconsolata" fo:font-size="12pt" fo:font-weight="bold" style:font-name-asian="Inconsolata1" style:font-size-asian="12pt" style:font-weight-asian="bold" style:font-name-complex="Inconsolata1" style:font-size-complex="12pt"/>
    </style:style>
    <style:style style:name="T26" style:family="text">
      <style:text-properties fo:color="#0000ff" style:font-name="Inconsolata" fo:font-weight="bold" style:font-name-asian="Inconsolata1" style:font-weight-asian="bold" style:font-name-complex="Inconsolata1"/>
    </style:style>
    <style:style style:name="T27" style:family="text">
      <style:text-properties fo:color="#0000ff" style:font-name="Courier New" style:font-name-asian="Courier New1" style:font-name-complex="Courier New1"/>
    </style:style>
    <style:style style:name="T28" style:family="text">
      <style:text-properties fo:color="#0000ff" style:font-name="Courier New" fo:font-weight="bold" style:font-name-asian="Courier New1" style:font-weight-asian="bold" style:font-name-complex="Courier New1"/>
    </style:style>
    <style:style style:name="T29" style:family="text">
      <style:text-properties fo:color="#ff0000" style:font-name="Inconsolata" fo:font-weight="bold" style:font-name-asian="Inconsolata1" style:font-weight-asian="bold" style:font-name-complex="Inconsolata1"/>
    </style:style>
    <style:style style:name="T30" style:family="text">
      <style:text-properties fo:color="#ff0000" style:font-name="Inconsolata" style:font-name-asian="Inconsolata1" style:font-name-complex="Inconsolata1"/>
    </style:style>
    <style:style style:name="T31" style:family="text">
      <style:text-properties fo:color="#ff0000" style:font-name="Libre Baskerville" fo:font-weight="bold" style:font-name-asian="Libre Baskerville1" style:font-weight-asian="bold" style:font-name-complex="Libre Baskerville1"/>
    </style:style>
    <style:style style:name="T32" style:family="text">
      <style:text-properties fo:color="#ff0000" style:font-name="Libre Baskerville" fo:font-size="14pt" fo:font-weight="bold" style:font-name-asian="Libre Baskerville1" style:font-size-asian="14pt" style:font-weight-asian="bold" style:font-name-complex="Libre Baskerville1" style:font-size-complex="14pt"/>
    </style:style>
    <style:style style:name="T33" style:family="text">
      <style:text-properties fo:color="#ff0000" style:font-name="Libre Baskerville" style:text-underline-style="solid" style:text-underline-width="auto" style:text-underline-color="font-color" fo:font-weight="bold" style:font-name-asian="Libre Baskerville1" style:font-weight-asian="bold" style:font-name-complex="Libre Baskerville1"/>
    </style:style>
    <style:style style:name="T34" style:family="text">
      <style:text-properties style:text-position="super 58%" style:font-name="Libre Baskerville" style:font-name-asian="Libre Baskerville1" style:font-name-complex="Libre Baskerville1"/>
    </style:style>
    <style:style style:name="T35" style:family="text">
      <style:text-properties fo:color="#38761d" style:font-name="Libre Baskerville" fo:font-size="10pt" fo:font-style="italic" style:font-name-asian="Libre Baskerville1" style:font-size-asian="10pt" style:font-style-asian="italic" style:font-name-complex="Libre Baskerville1" style:font-size-complex="10pt"/>
    </style:style>
    <style:style style:name="T36" style:family="text">
      <style:text-properties fo:color="#38761d" style:font-name="Libre Baskerville" fo:font-size="10pt" fo:font-style="italic" fo:font-weight="bold" style:font-name-asian="Libre Baskerville1" style:font-size-asian="10pt" style:font-style-asian="italic" style:font-weight-asian="bold" style:font-name-complex="Libre Baskerville1" style:font-size-complex="10pt"/>
    </style:style>
    <style:style style:name="T37" style:family="text">
      <style:text-properties fo:color="#38761d" fo:font-size="10pt" fo:font-style="italic" style:font-size-asian="10pt" style:font-style-asian="italic" style:font-size-complex="10pt"/>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8064319362223561" text:style-name="WWNum9">
        <text:list-item>
          <text:p text:style-name="P5"><text:span text:style-name="T1">ARRAYS, STRINGS AND POINTERS</text:span></text:p>
        </text:list-item>
      </text:list>
      <text:p text:style-name="P16"><text:span text:style-name="T4">1.1 </text:span><text:span text:style-name="T1">Introduction to Strings</text:span></text:p>
      <text:p text:style-name="P19"><text:span text:style-name="T5">A string is a sequence of characters (array), with the last character being the </text:span><text:span text:style-name="T11">NUL</text:span><text:span text:style-name="T5"> character (</text:span><text:span text:style-name="T11">\0</text:span><text:span text:style-name="T5">).</text:span></text:p>
      <text:p text:style-name="P25"><text:span text:style-name="T6">For example, the array of 6 characters: </text:span><text:span text:style-name="T13">I n d i a \0 </text:span><text:span text:style-name="T6"><text:s/>is a string of length 5 (the </text:span><text:span text:style-name="T11">NUL</text:span><text:span text:style-name="T6"> character is not counted as part of the length). Had the same array been without the terminating \0, it would not be called a string, but simply a character array.</text:span></text:p>
      <text:p text:style-name="P19"><text:span text:style-name="T5">Because of this extra \0 character (whose ASCII value is 0) that signals the end of strings, they can be treated in special ways that normal arrays cannot be treated. </text:span></text:p>
      <text:p text:style-name="P21"/>
      <text:p text:style-name="P20"><text:span text:style-name="T4">1.2 </text:span><text:span text:style-name="T1">String variables, string constants and declarations</text:span></text:p>
      <text:p text:style-name="P19"><text:span text:style-name="T14">char word[40];</text:span><text:span text:style-name="T7"> </text:span><text:span text:style-name="T5">declares an array of forty characters and can be treated as a string if a \0 is one of the elements.</text:span></text:p>
      <text:p text:style-name="P15"><text:span text:style-name="T5">Consider these three array declarations:</text:span></text:p>
      <text:p text:style-name="P25"><text:span text:style-name="T14">char arr[] = "Hello";</text:span></text:p>
      <text:p text:style-name="P25"><text:span text:style-name="T14">char brr[7] = {'H', 'e', 'l', 'l', 'o'};</text:span></text:p>
      <text:p text:style-name="P25"><text:span text:style-name="T14">char crr[] = {'H', 'e', 'l', 'l', 'o'};</text:span></text:p>
      <text:p text:style-name="P15"><text:span text:style-name="T5">The entity </text:span><text:span text:style-name="T14">arr</text:span><text:span text:style-name="T5"> is a string, because the variable </text:span><text:span text:style-name="T14">arr</text:span><text:span text:style-name="T5"> is being initialized with the string constant </text:span><text:span text:style-name="T14">“Hello”</text:span><text:span text:style-name="T5"> at the time of declaration. (This is similar to saying </text:span><text:span text:style-name="T14">int i = 4;</text:span><text:span text:style-name="T5"> insofar initializing an integer variable with an integer constant.)</text:span></text:p>
      <text:p text:style-name="P15"><text:span text:style-name="T5">Similarly, </text:span><text:span text:style-name="T14">brr</text:span><text:span text:style-name="T5"> is also a string, for if even one element of an array is initialized (at the time of declaring the array), the remainder of the uninitialized elements are automatically set to 0.</text:span></text:p>
      <text:p text:style-name="P15"><text:span text:style-name="T5">The third array, </text:span><text:span text:style-name="T14">crr </text:span><text:span text:style-name="T5">is not a string, because there is no \0 assignment in the declaration, and only 5 bytes are set aside in memory. Hence, crr is just a character array.</text:span></text:p>
      <text:p text:style-name="P21"/>
      <text:p text:style-name="P28"><text:span text:style-name="T5">The following three entities have different meanings: </text:span><text:span text:style-name="T14">4</text:span><text:span text:style-name="T5">,</text:span><text:span text:style-name="T14"> '4'</text:span><text:span text:style-name="T5">, </text:span><text:span text:style-name="T14">"4"</text:span></text:p>
      <text:p text:style-name="P28"><text:span text:style-name="T5">4 is an integer constant, '4' is a character constant (with an ASCII value of 52), while "4" is a string constant.</text:span></text:p>
      <text:p text:style-name="P30"/>
      <text:p text:style-name="P30"/>
      <text:p text:style-name="P49"><text:soft-page-break/><text:span text:style-name="T4">1.3 </text:span><text:span text:style-name="T1">Getting input into string variables and to printing out strings</text:span></text:p>
      <text:p text:style-name="P19"><text:span text:style-name="T5">The conversion specifier "%s" is used by both </text:span><text:span text:style-name="T14">scanf()</text:span><text:span text:style-name="T5"> and </text:span><text:span text:style-name="T14">printf()</text:span><text:span text:style-name="T5"> functions to get string input, and give string output, respectively. Consider this piece of code:</text:span></text:p>
      <text:p text:style-name="P25"><text:span text:style-name="T14">char word1[100];</text:span></text:p>
      <text:p text:style-name="P25"><text:span text:style-name="T14">printf("Enter the word: ");</text:span></text:p>
      <text:p text:style-name="P25"><text:span text:style-name="T14">scanf("%s", word1);</text:span></text:p>
      <text:p text:style-name="P25"><text:span text:style-name="T14">printf("The word you entered is: %s\n", word1);</text:span></text:p>
      <text:p text:style-name="P19"><text:span text:style-name="T5">Note that </text:span><text:span text:style-name="T14">scanf() </text:span><text:span text:style-name="T5">expects an argument that is an address (pointer). Since the name of the array is its base address, you don’t need to have its name preceded with the address of operator (</text:span><text:span text:style-name="T14">&amp;</text:span><text:span text:style-name="T5">).</text:span></text:p>
      <text:p text:style-name="P22"/>
      <text:p text:style-name="P19"><text:span text:style-name="T5">The </text:span><text:span text:style-name="T14">%s</text:span><text:span text:style-name="T5"> specifier in the </text:span><text:span text:style-name="T14">scanf()</text:span><text:span text:style-name="T5"> function will take input </text:span><text:span text:style-name="T2">until</text:span><text:span text:style-name="T5"> the first whitespace character, [i.e., a space, \n (newline) or \t (tab) character] is encountered. So, how to take a line of input?</text:span></text:p>
      <text:p text:style-name="P25"><text:span text:style-name="T14">scanf("%[^\n]", word1);</text:span></text:p>
      <text:p text:style-name="P28"><text:span text:style-name="T5">By specifying the character class as the format specifier, where you state that all characters till \n (the caret symbol denotes negation of the character class) should be accepted, you can now take a line of input.</text:span></text:p>
      <text:p text:style-name="P33"/>
      <text:p text:style-name="P28"><text:span text:style-name="T5">The character class can be used in </text:span><text:span text:style-name="T16">scanf()</text:span><text:span text:style-name="T5"> in other usual ways such as </text:span><text:span text:style-name="T16">%[A-Za-z0-9] </text:span><text:span text:style-name="T5">to accept a string of only alphanumeric characters, </text:span><text:span text:style-name="T16">%[aeiouAEIOU,]</text:span><text:span text:style-name="T5"> to accept a string of vowels and a comma, and so on. In such cases, the </text:span><text:span text:style-name="T16">scanf()</text:span><text:span text:style-name="T5"> stops accepting input at the first instance of the condition being violated. While no further input is taken into the string, the remaining input continues to stay in the input buffer! This may cause problems with subsequent calls to an input function like </text:span><text:span text:style-name="T16">scanf()</text:span><text:span text:style-name="T5"> and </text:span><text:span text:style-name="T16">getchar()</text:span><text:span text:style-name="T5">. It is important to keep this in mind when writing code.</text:span></text:p>
      <text:p text:style-name="P33"/>
      <text:p text:style-name="P28"><text:span text:style-name="T5">For instance, when receiving input for a line of text using the statement </text:span><text:span text:style-name="T16">scanf(“%[^\n]”, word1);</text:span><text:span text:style-name="T5"> or even when using </text:span><text:span text:style-name="T16">scanf()</text:span><text:span text:style-name="T5"> to get a numeric input, e.g., </text:span><text:span text:style-name="T16">scanf(“%d”, &amp;N)</text:span><text:span text:style-name="T5">, the \n character entered in the keyboard continues to stay in the input buffer, available for the subsequent call to </text:span><text:span text:style-name="T16">scanf() </text:span><text:span text:style-name="T5">potentially causing problems. For example, an empty string gets stored in the array </text:span><text:span text:style-name="T16">word1</text:span><text:span text:style-name="T5"> when a subsequent </text:span><text:span text:style-name="T16">scanf(“%[^\n]”, word1); </text:span><text:span text:style-name="T5">statement in encountered. One way to remedy this issue is by including an input statement to eat away the residual \n still present in the input buffer stream:</text:span></text:p>
      <text:p text:style-name="P54"><text:span text:style-name="T16">scanf(“%[^\n]”, word1);</text:span></text:p>
      <text:p text:style-name="P54"><text:span text:style-name="T16">getchar();<text:tab/>/* an empty getchar() to dissipate the \n */</text:span></text:p>
      <text:p text:style-name="P38"/>
      <text:p text:style-name="P29"><text:span text:style-name="T17">LABORATORY SESSION #8</text:span></text:p>
      <text:p text:style-name="P28"><text:span text:style-name="T17">Exercise <text:s/>8-1:</text:span><text:span text:style-name="T18"> </text:span><text:span text:style-name="T19">Write a program that accepts a line of text as a string from the user and prints out only the non-whitespace characters of it. You may assume a line contains at most 99 characters. </text:span></text:p>
      <text:p text:style-name="P57"><text:span text:style-name="T19">Next, modify the program so it works for N lines of text, where N is a number between 1 and 10 input by the user. You can take one line, process it and print the output before accepting the next line of input into the same array. </text:span><text:span text:style-name="T17">Do not</text:span><text:span text:style-name="T19"> use a 2D array, but just a nested loop.</text:span></text:p>
      <text:p text:style-name="P57"><text:soft-page-break/><text:span text:style-name="T19">Omit the empty </text:span><text:span text:style-name="T23">getchar()</text:span><text:span text:style-name="T19"> statement after the </text:span><text:span text:style-name="T23">scanf()</text:span><text:span text:style-name="T19"> and observe what happens. You should understand how to handle the input buffer stream properly, otherwise your program is likely to show unexpected behaviour.</text:span></text:p>
      <text:p text:style-name="P55"><text:span text:style-name="T29">#include &lt;stdio.h&gt;</text:span></text:p>
      <text:p text:style-name="P55"><text:span text:style-name="T29">int main()</text:span></text:p>
      <text:p text:style-name="P55"><text:span text:style-name="T29">{</text:span></text:p>
      <text:p text:style-name="P55"><text:span text:style-name="T29">char line[100];</text:span></text:p>
      <text:p text:style-name="P55"><text:span text:style-name="T29">int N, i, j;</text:span></text:p>
      <text:p text:style-name="P56"><text:span text:style-name="T29">printf("How many lines of text? ");</text:span></text:p>
      <text:p text:style-name="P55"><text:span text:style-name="T29">do { scanf("%d", &amp;N); } while (N &lt; 1 &amp;&amp; N &gt; 10);</text:span></text:p>
      <text:p text:style-name="P55"><text:span text:style-name="T29">getchar();<text:tab/></text:span><text:span text:style-name="T30">/* to dissipate the \n character after the number entered */</text:span></text:p>
      <text:p text:style-name="P56"><text:span text:style-name="T29">for (i = 1; i &lt;= N; ++i)</text:span></text:p>
      <text:p text:style-name="P55"><text:span text:style-name="T29">{</text:span></text:p>
      <text:p text:style-name="P55"><text:span text:style-name="T29"><text:s text:c="2"/>scanf("%[^\n]", line);</text:span></text:p>
      <text:p text:style-name="P55"><text:span text:style-name="T29"><text:s text:c="2"/>getchar();</text:span></text:p>
      <text:p text:style-name="P55"><text:span text:style-name="T29"><text:s text:c="2"/>for (j = 0; line[j]; ++j)</text:span></text:p>
      <text:p text:style-name="P55"><text:span text:style-name="T29"><text:s text:c="2"/>{</text:span></text:p>
      <text:p text:style-name="P55"><text:span text:style-name="T29"><text:s text:c="4"/><text:tab/>if (line[j] == ' ' || line[j] == '\t') </text:span></text:p>
      <text:p text:style-name="P58"><text:span text:style-name="T29">continue; <text:tab/></text:span><text:span text:style-name="T30">/* if whitespace, don’t print it */</text:span></text:p>
      <text:p text:style-name="P55"><text:span text:style-name="T29"><text:s text:c="4"/><text:tab/>putchar(line[j]);</text:span></text:p>
      <text:p text:style-name="P55"><text:span text:style-name="T29"><text:s text:c="2"/>}</text:span></text:p>
      <text:p text:style-name="P55"><text:span text:style-name="T29"><text:s text:c="2"/>putchar('\n');</text:span></text:p>
      <text:p text:style-name="P55"><text:span text:style-name="T29">}</text:span></text:p>
      <text:p text:style-name="P55"><text:soft-page-break/><text:span text:style-name="T29">return 0;</text:span></text:p>
      <text:p text:style-name="P55"><text:span text:style-name="T29">}</text:span></text:p>
      <text:p text:style-name="P36"/>
      <text:p text:style-name="P29"><text:span text:style-name="T4">1.4 </text:span><text:span text:style-name="T1">String Functions</text:span></text:p>
      <text:p text:style-name="P28"><text:span text:style-name="T5">The essence of treating a character array as a string is best put to use by string functions (available in the standard C library). Use of these functions requires the programmer to include the </text:span><text:span text:style-name="T14">&lt;string.h&gt;</text:span><text:span text:style-name="T5"> header file in the program. The prototypes and use of some of the commonly used string library functions are given below:</text:span></text:p>
      <text:p text:style-name="P50"><text:span text:style-name="T5"><text:s/></text:span><text:span text:style-name="T15">size_t strlen(const char *s);<text:tab/></text:span><text:span text:style-name="T14">// size_t is long unsigned int on gcc</text:span></text:p>
      <text:p text:style-name="P60"><text:span text:style-name="T5">Returns the length (number of bytes, excluding \0) of the string </text:span><text:span text:style-name="T15">s</text:span><text:span text:style-name="T5">.</text:span></text:p>
      <text:p text:style-name="P50"><text:span text:style-name="T15">char *strcpy(char *dest, const char *src);</text:span></text:p>
      <text:p text:style-name="P28"><text:span text:style-name="T5"><text:s text:c="10"/><text:tab/>Copies the string </text:span><text:span text:style-name="T15">src</text:span><text:span text:style-name="T5"> to </text:span><text:span text:style-name="T15">dest</text:span><text:span text:style-name="T5">, returning a pointer to the start of </text:span><text:span text:style-name="T15">dest</text:span><text:span text:style-name="T5">.</text:span></text:p>
      <text:p text:style-name="P50"><text:span text:style-name="T15">int strcmp(const char *s1, const char *s2);</text:span></text:p>
      <text:p text:style-name="P61"><text:span text:style-name="T5">Compares the strings </text:span><text:span text:style-name="T15">s1</text:span><text:span text:style-name="T5"> with </text:span><text:span text:style-name="T15">s2</text:span><text:span text:style-name="T5">. Returns 0 if </text:span><text:span text:style-name="T15">s1</text:span><text:span text:style-name="T5"> is identical to </text:span><text:span text:style-name="T15">s2</text:span><text:span text:style-name="T5">, a negative value if </text:span><text:span text:style-name="T15">s1</text:span><text:span text:style-name="T5"> &lt; </text:span><text:span text:style-name="T15">s2</text:span><text:span text:style-name="T5">, and a positive value if </text:span><text:span text:style-name="T15">s1</text:span><text:span text:style-name="T5"> &gt;</text:span><text:span text:style-name="T15"> s2</text:span><text:span text:style-name="T5">.</text:span></text:p>
      <text:p text:style-name="P50"><text:span text:style-name="T15">char *strcat(char *dest, const char *src);</text:span></text:p>
      <text:p text:style-name="P28"><text:span text:style-name="T5"><text:s text:c="10"/><text:tab/>Appends the string </text:span><text:span text:style-name="T15">src</text:span><text:span text:style-name="T5"> to the string </text:span><text:span text:style-name="T15">dest</text:span><text:span text:style-name="T5">, <text:s/>returning <text:s/>a <text:s/>pointer to </text:span><text:span text:style-name="T15">dest</text:span><text:span text:style-name="T5">.</text:span></text:p>
      <text:p text:style-name="P50"><text:span text:style-name="T15">char *strchr(const char *s, int c);</text:span></text:p>
      <text:p text:style-name="P28"><text:span text:style-name="T5"><text:s text:c="10"/><text:tab/>Returns a pointer to the first occurrence of the character </text:span><text:span text:style-name="T15">c</text:span><text:span text:style-name="T5"> in the string </text:span><text:span text:style-name="T15">s</text:span><text:span text:style-name="T5">.</text:span></text:p>
      <text:p text:style-name="P50"><text:span text:style-name="T15">char *strstr(const char *haystack, const char *needle);</text:span></text:p>
      <text:p text:style-name="P61"><text:span text:style-name="T5">Finds <text:s/>the first occurrence of the substring </text:span><text:span text:style-name="T15">needle</text:span><text:span text:style-name="T5"> in the string </text:span><text:span text:style-name="T15">haystack</text:span><text:span text:style-name="T5">, and returns a pointer to the found substring, or NULL if the substring is not found.</text:span></text:p>
      <text:p text:style-name="P26"/>
      <text:p text:style-name="P28"><text:span text:style-name="T17">Exercise <text:s/>8-2:</text:span><text:span text:style-name="T19"> Type </text:span><text:span text:style-name="T23">man string</text:span><text:span text:style-name="T19"> on the shell prompt to see the manual page entry of the collection of string functions available. Look up the individual manual page entries of these four functions specifically: </text:span><text:span text:style-name="T23">strlen()</text:span><text:span text:style-name="T19">, </text:span><text:span text:style-name="T23">strcmp()</text:span><text:span text:style-name="T19">, </text:span><text:span text:style-name="T23">strcpy()</text:span><text:span text:style-name="T19">, </text:span><text:span text:style-name="T23">strcat()</text:span><text:span text:style-name="T19">. Write few lines of code to understand how these functions work. For instance, you may try these as part of your program:</text:span></text:p>
      <text:p text:style-name="P63"><text:span text:style-name="T24">char s1[50] = "BITS", s2[] = "Pilani", s3[50];</text:span></text:p>
      <text:p text:style-name="P63"><text:span text:style-name="T24">printf("%lu %lu\n", strlen(s1), sizeof(s1)); </text:span></text:p>
      <text:p text:style-name="P63"><text:soft-page-break/><text:span text:style-name="T24"><text:tab/>/* It is easy to get confused between strlen() and sizeof() */</text:span></text:p>
      <text:p text:style-name="P63"><text:span text:style-name="T24">strcat(s1," ");</text:span></text:p>
      <text:p text:style-name="P63"><text:span text:style-name="T24">strcat(s1, s2);</text:span></text:p>
      <text:p text:style-name="P63"><text:span text:style-name="T24">strcat(s1, ", ");</text:span></text:p>
      <text:p text:style-name="P63"><text:span text:style-name="T24">strcpy(s3,"Pilani Campus");</text:span></text:p>
      <text:p text:style-name="P63"><text:span text:style-name="T24">strcat(s1, s3);</text:span></text:p>
      <text:p text:style-name="P63"><text:span text:style-name="T24">puts(s1);<text:tab/><text:tab/>/* Look up the man page of puts() to learn more */</text:span></text:p>
      <text:p text:style-name="P63"><text:span text:style-name="T24">/* comparing two strings… */</text:span></text:p>
      <text:p text:style-name="P63"><text:span text:style-name="T24">if (!strcmp(s2,s3)) /* strcmp() has returned 0 */ </text:span></text:p>
      <text:p text:style-name="P63"><text:span text:style-name="T24"><text:tab/>puts("Both strings are the same!\n");</text:span></text:p>
      <text:p text:style-name="P63"><text:span text:style-name="T24">else </text:span></text:p>
      <text:p text:style-name="P63"><text:span text:style-name="T24">if (strcmp(s2,s3) &gt; 1)</text:span></text:p>
      <text:p text:style-name="P63"><text:span text:style-name="T24"><text:tab/>printf("%s is greater than %s\n", s2, s3);</text:span></text:p>
      <text:p text:style-name="P63"><text:span text:style-name="T24">else</text:span></text:p>
      <text:p text:style-name="P63"><text:span text:style-name="T24"><text:tab/>printf("%s is greater than %s\n", s3, s2);</text:span></text:p>
      <text:p text:style-name="P40"/>
      <text:p text:style-name="P28"><text:span text:style-name="T17">Exercise <text:s/>8-3:</text:span><text:span text:style-name="T19"> In the mid-semester test you took last week, a pointer-based implementation of </text:span><text:span text:style-name="T23">strlen()</text:span><text:span text:style-name="T19"> function was provided:</text:span></text:p>
      <text:p text:style-name="P64"><text:span text:style-name="T24">int my_str(char p[])</text:span></text:p>
      <text:p text:style-name="P64"><text:span text:style-name="T24">{</text:span></text:p>
      <text:p text:style-name="P63"><text:span text:style-name="T24">char *q = p;</text:span></text:p>
      <text:p text:style-name="P63"><text:span text:style-name="T24">while (*q)</text:span></text:p>
      <text:p text:style-name="P63"><text:soft-page-break/><text:span text:style-name="T24"><text:s text:c="2"/>q++;</text:span></text:p>
      <text:p text:style-name="P63"><text:span text:style-name="T24">return q-p;</text:span></text:p>
      <text:p text:style-name="P64"><text:span text:style-name="T24">}</text:span></text:p>
      <text:p text:style-name="P28"><text:span text:style-name="T19">Now, you implement the same function without using pointers. You may name this function as </text:span><text:span text:style-name="T26">my_strlen1()</text:span><text:span text:style-name="T19">. </text:span></text:p>
      <text:p text:style-name="P38"/>
      <text:p text:style-name="P28"><text:span text:style-name="T17">Exercise 8-4:</text:span><text:span text:style-name="T19"> Implement a function </text:span><text:span text:style-name="T26">convertLower()</text:span><text:span text:style-name="T19"> (whose prototype is given below) to convert a given string into one that contains entirely lower case letters.</text:span></text:p>
      <text:p text:style-name="P65"><text:span text:style-name="T24">void </text:span><text:span text:style-name="T25">convertLower</text:span><text:span text:style-name="T24">(char *);</text:span></text:p>
      <text:p text:style-name="P57"><text:span text:style-name="T19">The function performs the conversion on the string received as its argument. First implement your function using ASCII codes only. Next, use the library function </text:span><text:span text:style-name="T24">tolower()</text:span><text:span text:style-name="T19"> to do the job. Remember to include the header </text:span><text:span text:style-name="T24">&lt;ctype.h&gt;</text:span><text:span text:style-name="T19">. You can learn more about this function by using the online manual page.</text:span></text:p>
      <text:p text:style-name="P57"><text:span text:style-name="T19">[</text:span><text:span text:style-name="T20">Note:</text:span><text:span text:style-name="T19"> There are a suite of useful library functions like </text:span><text:span text:style-name="T24">tolower()</text:span><text:span text:style-name="T19"> and </text:span><text:span text:style-name="T24">toupper()</text:span><text:span text:style-name="T19"> available in the ctype library. Get to know them by typing man isalpha at the shell prompt. You should be familiar with the first 13 functions – starting from </text:span><text:span text:style-name="T24">isalnum()</text:span><text:span text:style-name="T19"> and ending with </text:span><text:span text:style-name="T24">isblank()</text:span><text:span text:style-name="T19">, whose descriptions are also provided in the manual page, so you can use them in your programs when needed.]</text:span></text:p>
      <text:p text:style-name="P40"/>
      <text:p text:style-name="P28"><text:span text:style-name="T17">Exercise 8-5:</text:span><text:span text:style-name="T18"> </text:span><text:span text:style-name="T19">Write a function that checks to see if the string it takes as an argument is a palindrome or not. </text:span></text:p>
      <text:list xml:id="list936691406199610668" text:style-name="WWNum7">
        <text:list-item>
          <text:p text:style-name="P7"><text:span text:style-name="T19">Write the first version of the function </text:span><text:span text:style-name="T26">isPalind_1() </text:span><text:span text:style-name="T19">using array notation, and the second version </text:span><text:span text:style-name="T26">isPalind_2() </text:span><text:span text:style-name="T19">using pointers.</text:span></text:p>
        </text:list-item>
        <text:list-item>
          <text:p text:style-name="P7"><text:span text:style-name="T19">Now, modify one of the above two functions so that </text:span><text:span text:style-name="T26">isPalind_3()</text:span><text:span text:style-name="T19"> that you write now uses a function </text:span><text:span text:style-name="T25">strrev()</text:span><text:span text:style-name="T19"> whose definition is given below:</text:span></text:p>
        </text:list-item>
      </text:list>
      <text:p text:style-name="P66"><text:span text:style-name="T24">void </text:span><text:span text:style-name="T25">strrev</text:span><text:span text:style-name="T24">(char *a) /* function to reverse the given string */</text:span></text:p>
      <text:p text:style-name="P66"><text:span text:style-name="T24">{</text:span></text:p>
      <text:p text:style-name="P66"><text:span text:style-name="T24"><text:s text:c="2"/>char *b, temp;</text:span></text:p>
      <text:p text:style-name="P66"><text:span text:style-name="T24"><text:s text:c="2"/>b = a + strlen(a) - 1;<text:tab/>/* b is made to the last character preceding </text:span></text:p>
      <text:p text:style-name="P67"><text:span text:style-name="T24">the terminating \0 */</text:span></text:p>
      <text:p text:style-name="P66"><text:span text:style-name="T24"><text:s text:c="2"/>for ( <text:s/>; a &lt; b ; a++, b--)<text:tab/><text:tab/></text:span></text:p>
      <text:p text:style-name="P66"><text:span text:style-name="T24"><text:s/><text:tab/><text:tab/>{<text:tab/><text:tab/>/* swapping the contents pointed to by a and b */</text:span></text:p>
      <text:p text:style-name="P66"><text:span text:style-name="T24"><text:s text:c="4"/><text:tab/> <text:s/>temp = *a;</text:span></text:p>
      <text:p text:style-name="P66"><text:soft-page-break/><text:span text:style-name="T24"><text:s text:c="4"/><text:tab/> <text:s/>*a = *b;</text:span></text:p>
      <text:p text:style-name="P66"><text:span text:style-name="T24"><text:s text:c="4"/><text:tab/> <text:s/>*b = temp;</text:span></text:p>
      <text:p text:style-name="P66"><text:span text:style-name="T24"><text:s text:c="4"/><text:tab/>}</text:span></text:p>
      <text:p text:style-name="P66"><text:span text:style-name="T24"><text:s text:c="2"/>return;</text:span></text:p>
      <text:p text:style-name="P66"><text:span text:style-name="T24">}</text:span></text:p>
      <text:p text:style-name="P37"/>
      <text:p text:style-name="P29"><text:span text:style-name="T4">1.5 </text:span><text:span text:style-name="T1">Arrays and Pointer Arithmetic</text:span></text:p>
      <text:p text:style-name="P28"><text:span text:style-name="T5">Arrays and pointers have a strong connection. The name of an array represents the base address of the array, and can be assigned to a pointer. Consider the following code segment:</text:span></text:p>
      <text:p text:style-name="P68"><text:span text:style-name="T11">char arr[13];</text:span><text:span text:style-name="T5"> <text:tab/></text:span><text:span text:style-name="T11">char *parr;<text:tab/><text:tab/>parr = arr;</text:span></text:p>
      <text:p text:style-name="P28"><text:span text:style-name="T5">Here,</text:span><text:span text:style-name="T11"> arr</text:span><text:span text:style-name="T5"> represents an array of 13 integer elements, and </text:span><text:span text:style-name="T11">arr</text:span><text:span text:style-name="T5"> is the base address of the array, i.e., address of the 0th element. In other words, </text:span><text:span text:style-name="T11">arr</text:span><text:span text:style-name="T5"> is equivalent to <text:s/></text:span><text:span text:style-name="T11">&amp;arr[0]</text:span><text:span text:style-name="T5">.</text:span></text:p>
      <text:p text:style-name="P50"><text:span text:style-name="T5">Delving on this further,</text:span></text:p>
      <text:p text:style-name="P62"><text:span text:style-name="T12">arr[i]</text:span><text:span text:style-name="T11"> </text:span><text:span text:style-name="T5">is the same as writing <text:s/></text:span><text:span text:style-name="T12">*( arr + i). </text:span><text:span text:style-name="T5">Both refer <text:s/>to the value stored at the address given by the expression arr + i * sizeof (char).</text:span></text:p>
      <text:p text:style-name="P61"><text:span text:style-name="T12">&amp;arr[i]</text:span><text:span text:style-name="T5"> is the same as writing </text:span><text:span text:style-name="T12">arr + i</text:span><text:span text:style-name="T11">. </text:span><text:span text:style-name="T5">Both refer to the address of the i</text:span><text:span text:style-name="T34">th</text:span><text:span text:style-name="T5"> element of the array.</text:span></text:p>
      <text:p text:style-name="P28"><text:span text:style-name="T5"><text:tab/></text:span></text:p>
      <text:p text:style-name="P28"><text:span text:style-name="T5">Because the name of an array is its base address, when an array is passed to a function, what is being passed is only the array’s base address, and not the entire array. </text:span></text:p>
      <text:section text:style-name="Sect1" text:name="TextSection">
        <text:p text:style-name="P66"><text:span text:style-name="T11">void foo(char []);</text:span></text:p>
        <text:p text:style-name="P66"><text:span text:style-name="T11">int main()</text:span></text:p>
        <text:p text:style-name="P66"><text:span text:style-name="T11">{ char arr[100];</text:span></text:p>
        <text:p text:style-name="P66"><text:span text:style-name="T11">strcpy(arr,"BITS Pilani");</text:span></text:p>
        <text:p text:style-name="P66"><text:span text:style-name="T11">printf("%s\n", arr);</text:span></text:p>
        <text:p text:style-name="P66"><text:span text:style-name="T11">foo(arr);</text:span></text:p>
        <text:p text:style-name="P66"><text:soft-page-break/><text:span text:style-name="T11">}</text:span></text:p>
        <text:p text:style-name="P66"><text:span text:style-name="T11">void foo(char ptr[])</text:span></text:p>
        <text:p text:style-name="P66"><text:span text:style-name="T11">{</text:span></text:p>
        <text:p text:style-name="P66"><text:span text:style-name="T11">printf("Inside foo...");</text:span></text:p>
        <text:p text:style-name="P66"><text:span text:style-name="T11">printf(“%p\n”, ptr);</text:span></text:p>
        <text:p text:style-name="P66"><text:span text:style-name="T11">printf(“%s\n”, ptr);</text:span></text:p>
        <text:p text:style-name="P66"><text:span text:style-name="T11">return;</text:span></text:p>
        <text:p text:style-name="P66"><text:span text:style-name="T11">}</text:span></text:p>
      </text:section>
      <text:section text:style-name="Sect2" text:name="Section1">
        <text:p text:style-name="P33"/>
        <text:p text:style-name="P28"><text:span text:style-name="T5">In the above example, the array </text:span><text:span text:style-name="T11">arr</text:span><text:span text:style-name="T5"> (storing the string) is allocated 100 bytes of memory only in the </text:span><text:span text:style-name="T11">main()</text:span><text:span text:style-name="T5"> function, and not in </text:span><text:span text:style-name="T11">foo()</text:span><text:span text:style-name="T5">. What is being passed is the base address of </text:span><text:span text:style-name="T11">arr</text:span><text:span text:style-name="T5"> (i.e., the starting location of the array), and </text:span><text:span text:style-name="T8">the value of this address</text:span><text:span text:style-name="T5"> is received by </text:span><text:span text:style-name="T11">foo()</text:span><text:span text:style-name="T5"> as an argument and is allotted storage under the variable name </text:span><text:span text:style-name="T11">ptr</text:span><text:span text:style-name="T5">. Since what is being received is an address, </text:span><text:span text:style-name="T11">ptr</text:span><text:span text:style-name="T5"> is treated as a pointer, and so 8 bytes are allotted for it as a local variable in </text:span><text:span text:style-name="T11">foo()</text:span><text:span text:style-name="T5">. Now, when you print the value of it in the function, the base address gets printed. And using this address, you can also retrieve the contents of the array, and hence print the string “BITS Pilani” from the function as well (just as you are able to do the same within the </text:span><text:span text:style-name="T11">main()</text:span><text:span text:style-name="T5"> function).</text:span></text:p>
        <text:p text:style-name="P33"/>
        <text:p text:style-name="P28"><text:span text:style-name="T5">Because what is being received is an address, the formal argument can also be received a pointer. So, </text:span><text:span text:style-name="T11">void foo(char ptr[]) </text:span><text:span text:style-name="T5">could have also been written as</text:span><text:span text:style-name="T11"> void foo(char *ptr)</text:span><text:span text:style-name="T5">. In fact, the compiler treats the array notation of a formal argument to a function only as a pointer. How do we know this is true?</text:span></text:p>
        <text:p text:style-name="P28"><text:span text:style-name="T11">sizeof(ptr)</text:span><text:span text:style-name="T5"> inside </text:span><text:span text:style-name="T11">foo()</text:span><text:span text:style-name="T5"> will yield 8, which is the number of bytes allocated to a pointer, whereas </text:span><text:span text:style-name="T11">sizeof(arr)</text:span><text:span text:style-name="T5"> inside </text:span><text:span text:style-name="T11">main()</text:span><text:span text:style-name="T5"> will yield 100, which is the size of the array allocated.</text:span></text:p>
        <text:p text:style-name="P70"/>
        <text:p text:style-name="P28"><text:span text:style-name="T9">However, a pointer is pointer, and an array is an array!</text:span></text:p>
        <text:p text:style-name="P28"><text:span text:style-name="T5">Consider the following declaration and initialization:</text:span></text:p>
        <text:p text:style-name="P28"><text:span text:style-name="T11">char arr[108];<text:tab/>char *p = arr;</text:span></text:p>
        <text:p text:style-name="P33"/>
        <text:p text:style-name="P28"><text:span text:style-name="T5">While </text:span><text:span text:style-name="T11">p</text:span><text:span text:style-name="T5"> can be used synonymously with </text:span><text:span text:style-name="T11">arr</text:span><text:span text:style-name="T5"> e.g., </text:span><text:span text:style-name="T11">p[i]</text:span><text:span text:style-name="T5">, </text:span><text:span text:style-name="T11">strlen(p)</text:span><text:span text:style-name="T5">, </text:span><text:span text:style-name="T11">strcmp(p,name)</text:span><text:span text:style-name="T5"> and the likes, </text:span><text:span text:style-name="T11">arr</text:span><text:span text:style-name="T5"> cannot be used as a replacement for </text:span><text:span text:style-name="T11">p</text:span><text:span text:style-name="T5">. The best illustration is you can legally do </text:span><text:span text:style-name="T11">p++</text:span><text:span text:style-name="T5"> to increment the address by one byte (since </text:span><text:span text:style-name="T11">p</text:span><text:span text:style-name="T5"> is declared as a </text:span><text:span text:style-name="T11">char *</text:span><text:span text:style-name="T5">), but it is illegal (a syntax error) to increment the base address by saying </text:span><text:span text:style-name="T11">arr++</text:span><text:span text:style-name="T5">.</text:span></text:p>
        <text:p text:style-name="P33"/>
        <text:p text:style-name="P28"><text:span text:style-name="T5">To understand pointers and strings better, the following implementations of the library function </text:span><text:span text:style-name="T11">strcpy()</text:span><text:span text:style-name="T5"> may be useful:</text:span></text:p>
        <text:p text:style-name="P27"><text:soft-page-break/><text:span text:style-name="T11">char * my_strcpy1(char *dest, char *src) /* copies src into destination array */</text:span></text:p>
        <text:p text:style-name="P27"><text:span text:style-name="T11">{</text:span></text:p>
        <text:p text:style-name="P27"><text:span text:style-name="T11"><text:tab/>int i, len;</text:span></text:p>
        <text:p text:style-name="P27"><text:span text:style-name="T11"><text:tab/>len = strlen (src);</text:span></text:p>
        <text:p text:style-name="P27"><text:span text:style-name="T11"><text:tab/>for ( i = 0; i &lt;= len; ++i)</text:span></text:p>
        <text:p text:style-name="P27"><text:span text:style-name="T11"><text:tab/><text:tab/>dest[i] = src[i]; <text:s/>/* copies everything till '\0', including it */</text:span></text:p>
        <text:p text:style-name="P27"><text:span text:style-name="T11"><text:tab/>return dest;</text:span></text:p>
        <text:p text:style-name="P27"><text:span text:style-name="T11">}</text:span></text:p>
        <text:p text:style-name="P33"/>
        <text:p text:style-name="P27"><text:span text:style-name="T11">char * my_strcpy2(char *dest, char *src) </text:span></text:p>
        <text:p text:style-name="P27"><text:span text:style-name="T11">{</text:span></text:p>
        <text:p text:style-name="P27"><text:span text:style-name="T11"><text:tab/>int i = 0;</text:span></text:p>
        <text:p text:style-name="P27"><text:span text:style-name="T11"><text:tab/>while ((dest[i] = src[i]) != '\0') <text:tab/>i++;</text:span></text:p>
        <text:p text:style-name="P73"><text:span text:style-name="T11">/* first copy to dest, then check for NUL character */</text:span></text:p>
        <text:p text:style-name="P27"><text:span text:style-name="T11"><text:tab/>return dest;</text:span></text:p>
        <text:p text:style-name="P27"><text:span text:style-name="T11">}</text:span></text:p>
        <text:p text:style-name="P33"/>
        <text:p text:style-name="P27"><text:span text:style-name="T11">char my_strcpy2a(char *dest, char *src) </text:span></text:p>
        <text:p text:style-name="P27"><text:span text:style-name="T11">{</text:span></text:p>
        <text:p text:style-name="P27"><text:span text:style-name="T11"><text:tab/>int i = 0;</text:span></text:p>
        <text:p text:style-name="P27"><text:span text:style-name="T11"><text:tab/>while (dest[i] = src[i]) <text:s/>i++; <text:s/>/* using ASCII value of '\0' is zero */</text:span></text:p>
        <text:p text:style-name="P27"><text:soft-page-break/><text:span text:style-name="T11"><text:tab/>return dest;</text:span></text:p>
        <text:p text:style-name="P27"><text:span text:style-name="T11">}</text:span></text:p>
        <text:p text:style-name="P33"/>
        <text:p text:style-name="P27"><text:span text:style-name="T11">char my_strcpy3(char *dest, char *src) /* pointer version */</text:span></text:p>
        <text:p text:style-name="P27"><text:span text:style-name="T11">{</text:span></text:p>
        <text:p text:style-name="P27"><text:span text:style-name="T11"><text:tab/>char *old_dest = dest; <text:tab/>/* making a copy of dest */</text:span></text:p>
        <text:p text:style-name="P27"><text:span text:style-name="T11"><text:tab/>while (*dest = *src)</text:span></text:p>
        <text:p text:style-name="P27"><text:span text:style-name="T11"><text:tab/><text:tab/>{ <text:s text:c="6"/>dest++; <text:tab/>src++;<text:tab/>}</text:span></text:p>
        <text:p text:style-name="P27"><text:span text:style-name="T11"><text:tab/>return old_dest;<text:tab/><text:tab/>/* return the base address of dest array */</text:span></text:p>
        <text:p text:style-name="P27"><text:span text:style-name="T11">}</text:span></text:p>
        <text:p text:style-name="P27"><text:span text:style-name="T11">char my_strcpy3a(char *dest, char *src) /* a compact, pointer version */</text:span></text:p>
        <text:p text:style-name="P27"><text:span text:style-name="T11">{</text:span></text:p>
        <text:p text:style-name="P27"><text:span text:style-name="T11"><text:tab/>char *old_dest = dest; <text:tab/>/* making a copy of dest */</text:span></text:p>
        <text:p text:style-name="P27"><text:span text:style-name="T11"><text:tab/>while (*dest++ = *src++) /* dereference, use the dereferenced values and then increment pointers */</text:span></text:p>
        <text:p text:style-name="P27"><text:span text:style-name="T11"><text:tab/><text:tab/><text:tab/>; <text:tab/><text:tab/>/* null statement */</text:span></text:p>
        <text:p text:style-name="P27"><text:span text:style-name="T11"><text:tab/>return old_dest;</text:span></text:p>
        <text:p text:style-name="P27"><text:span text:style-name="T11">}</text:span></text:p>
        <text:p text:style-name="P17"/>
        <text:list xml:id="list91608994084909" text:continue-list="list1078064319362223561" text:style-name="WWNum9">
          <text:list-item>
            <text:p text:style-name="P6"><text:span text:style-name="T1">TW0-DIMENSIONAL ARRAYS AND ARRAYS OF POINTERS</text:span></text:p>
          </text:list-item>
        </text:list>
        <text:p text:style-name="P23"><text:span text:style-name="T4">2.1 </text:span><text:span text:style-name="T1">Introduction</text:span></text:p>
        <text:p text:style-name="P28"><text:span text:style-name="T5">Since you are all familiar with matrices in mathematics, using 2D arrays will be very intuitive. </text:span><text:span text:style-name="T10">A 2D array is just an array of elements, each element being a one-dimensional array.</text:span></text:p>
        <text:p text:style-name="P50"><text:span text:style-name="T5">A 1D array of 10 elements, each element of which is an integer is declared as:</text:span></text:p>
        <text:p text:style-name="P60"><text:span text:style-name="T11">int arr[10];</text:span><text:span text:style-name="T5"> </text:span></text:p>
        <text:p text:style-name="P28"><text:span text:style-name="T5">A 2D array of 10 elements, each element being an array of 4 integers is declared as:</text:span></text:p>
        <text:p text:style-name="P60"><text:span text:style-name="T11">int brr[10][4];</text:span><text:span text:style-name="T5"> </text:span></text:p>
        <text:p text:style-name="P28"><text:span text:style-name="T5">Memory allocated for </text:span><text:span text:style-name="T11">brr</text:span><text:span text:style-name="T5"> is 10 * (4 * </text:span><text:span text:style-name="T11">sizeof</text:span><text:span text:style-name="T5"> (</text:span><text:span text:style-name="T11">int</text:span><text:span text:style-name="T5">)) bytes. On the GCC you use in this course, since the size of an integer is 4 bytes, </text:span><text:span text:style-name="T11">brr</text:span><text:span text:style-name="T5"> will be allocated 160 bytes of memory.</text:span></text:p>
        <text:p text:style-name="P50"><text:span text:style-name="T5">Though </text:span><text:span text:style-name="T11">brr</text:span><text:span text:style-name="T5"> can now be treated as 10 x 4 matrix (10 rows and 4 columns), memory allocation is done linearly, as done for any other array. So, </text:span><text:span text:style-name="T11">brr[0]</text:span><text:span text:style-name="T5"> would be first (16 bytes), followed by </text:span><text:span text:style-name="T11">brr[1]</text:span><text:span text:style-name="T5"> and so on till </text:span><text:span text:style-name="T11">brr[9]</text:span><text:span text:style-name="T5">.</text:span></text:p>
        <text:p text:style-name="P35"/>
        <text:p text:style-name="P28"><text:span text:style-name="T4">2.2 </text:span><text:span text:style-name="T1">Getting data into a 2D array</text:span></text:p>
        <text:p text:style-name="P28"><text:span text:style-name="T5">The first way to get data is by initializing the elements when declaring the array, as shown here:</text:span></text:p>
        <text:p text:style-name="P60"><text:span text:style-name="T11">int mat1[2][4] = {{1,11,-2,6}, {2,4,-10,16}};</text:span></text:p>
        <text:p text:style-name="P28"><text:span text:style-name="T5">The above statement declares a 2D array of dimension 2x4, and makes the following initializations: </text:span></text:p>
      </text:section>
      <text:section text:style-name="Sect1" text:name="Section2">
        <text:p text:style-name="P60"><text:span text:style-name="T11">mat1[0][0]</text:span><text:span text:style-name="T5"> = 1</text:span></text:p>
        <text:p text:style-name="P60"><text:span text:style-name="T11">mat1[0][1]</text:span><text:span text:style-name="T5"> = 11</text:span></text:p>
        <text:p text:style-name="P60"><text:span text:style-name="T11">mat1[0][2]</text:span><text:span text:style-name="T5"> = -2</text:span></text:p>
        <text:p text:style-name="P60"><text:span text:style-name="T11">mat1[0][3]</text:span><text:span text:style-name="T5"> = 6</text:span></text:p>
        <text:p text:style-name="P28"><text:span text:style-name="T11">mat1[1][0]</text:span><text:span text:style-name="T5"> = 2</text:span></text:p>
        <text:p text:style-name="P28"><text:span text:style-name="T11">mat1[1][1]</text:span><text:span text:style-name="T5"> = 4</text:span></text:p>
        <text:p text:style-name="P28"><text:span text:style-name="T11">mat1[1][2]</text:span><text:span text:style-name="T5"> = -10</text:span></text:p>
        <text:p text:style-name="P27"><text:soft-page-break/><text:span text:style-name="T11">mat1[1][3]</text:span><text:span text:style-name="T5"> = 16</text:span></text:p>
      </text:section>
      <text:p text:style-name="P48"/>
      <text:p text:style-name="P28"><text:span text:style-name="T5">The following declaration initializes some elements (row 1 entirely, first two elements of row 2, first element of row 3) while the remaining are set to zero:</text:span></text:p>
      <text:p text:style-name="P60"><text:span text:style-name="T11">int mat2[4][4] = {{1,11,-2,6}, {-2,4}, {-5}};</text:span></text:p>
      <text:p text:style-name="P50"><text:span text:style-name="T5">The next declaration does not mention the number of rows, and lets the compiler calculate it automatically as 3, based on the initialization done:</text:span></text:p>
      <text:p text:style-name="P60"><text:span text:style-name="T11">int mat3[][4] = {{1,11,-2,6}, {-2,4}, {-5}};</text:span></text:p>
      <text:p text:style-name="P28"><text:span text:style-name="T5">The second way by which input can be obtained into a 2D array is by using </text:span><text:span text:style-name="T11">scanf()</text:span><text:span text:style-name="T5">. That is being done here by a user-defined function </text:span><text:span text:style-name="T11">matrixScan()</text:span><text:span text:style-name="T5"> which takes the matrix as it argument:</text:span></text:p>
      <text:p text:style-name="P75"><text:span text:style-name="T11">void </text:span><text:span text:style-name="T12">matrixScan</text:span><text:span text:style-name="T11">(int s[ROWS][COLS]) </text:span></text:p>
      <text:p text:style-name="P76"><text:span text:style-name="T11">/* ROWS and COLS are symbolic constants #defined by user */</text:span></text:p>
      <text:p text:style-name="P75"><text:span text:style-name="T11">{ int i,j;</text:span></text:p>
      <text:p text:style-name="P75"><text:span text:style-name="T11"><text:s text:c="2"/>for (i = 0; i &lt; ROWS; i++)</text:span></text:p>
      <text:p text:style-name="P75"><text:span text:style-name="T11"><text:s text:c="4"/>for (j = 0; j &lt; COLS; j++)</text:span></text:p>
      <text:p text:style-name="P75"><text:span text:style-name="T11"><text:s text:c="6"/><text:tab/>scanf("%d",</text:span><text:span text:style-name="T12">&amp;</text:span><text:span text:style-name="T11">s[i][j]);</text:span></text:p>
      <text:p text:style-name="P75"><text:span text:style-name="T11">} </text:span></text:p>
      <text:p text:style-name="P32"/>
      <text:p text:style-name="P28"><text:span text:style-name="T5">And here is a function that prints out the values of a 2D array in a matrix notation:</text:span></text:p>
      <text:p text:style-name="P77"><text:span text:style-name="T11">void </text:span><text:span text:style-name="T12">matrixPrint</text:span><text:span text:style-name="T11">(int s[][COLS])</text:span></text:p>
      <text:p text:style-name="P77"><text:span text:style-name="T11">{ int i,j;</text:span></text:p>
      <text:p text:style-name="P77"><text:span text:style-name="T11"><text:s text:c="2"/>for (i = 0; i &lt; ROWS; i++)</text:span></text:p>
      <text:p text:style-name="P77"><text:span text:style-name="T11"><text:s text:c="2"/>{</text:span></text:p>
      <text:p text:style-name="P77"><text:span text:style-name="T11"><text:s text:c="4"/>for (j = 0; j &lt; COLS; j++)</text:span></text:p>
      <text:p text:style-name="P77"><text:span text:style-name="T11"><text:s text:c="6"/><text:tab/>printf("%7d ",s[i][j]);</text:span></text:p>
      <text:p text:style-name="P77"><text:soft-page-break/><text:span text:style-name="T11"><text:s text:c="4"/>putchar('\n'); <text:s text:c="2"/>/* to move to the next line after printing a row */</text:span></text:p>
      <text:p text:style-name="P77"><text:span text:style-name="T11"><text:s text:c="2"/>}</text:span></text:p>
      <text:p text:style-name="P77"><text:span text:style-name="T11">} </text:span></text:p>
      <text:p text:style-name="P28"><text:span text:style-name="T5">Notice how the first dimension is not mentioned when the 2D array is being received as an argument to the function, because it is optional. The second dimension, however, is required to be mentioned (else, it is a compile-time error).</text:span></text:p>
      <text:p text:style-name="P50"><text:span text:style-name="T5">The function </text:span><text:span text:style-name="T12">matrixAdd()</text:span><text:span text:style-name="T5"> adds matrices </text:span><text:span text:style-name="T12">a</text:span><text:span text:style-name="T5"> and </text:span><text:span text:style-name="T12">b</text:span><text:span text:style-name="T5">, and stores the result in </text:span><text:span text:style-name="T12">c:</text:span></text:p>
      <text:p text:style-name="P77"><text:span text:style-name="T11">void </text:span><text:span text:style-name="T12">matrixAdd</text:span><text:span text:style-name="T11">(int a[][COLS], int b[][COLS], int c[][COLS])</text:span></text:p>
      <text:p text:style-name="P77"><text:span text:style-name="T11">{</text:span></text:p>
      <text:p text:style-name="P77"><text:span text:style-name="T11">int i, j;</text:span></text:p>
      <text:p text:style-name="P77"><text:span text:style-name="T11">for (i = 0; i &lt; ROWS; i++)</text:span></text:p>
      <text:p text:style-name="P77"><text:span text:style-name="T11"><text:s text:c="2"/>for (j = 0; j &lt; COLS; j++)</text:span></text:p>
      <text:p text:style-name="P77"><text:span text:style-name="T11"><text:s text:c="4"/><text:tab/>c[i][j] = a[i][j] + b[i][j];</text:span></text:p>
      <text:p text:style-name="P77"><text:span text:style-name="T11">return;</text:span></text:p>
      <text:p text:style-name="P77"><text:span text:style-name="T11">}</text:span></text:p>
      <text:p text:style-name="P31"/>
      <text:p text:style-name="P27"><text:span text:style-name="T5">We can also declare 2D arrays of characters like this:</text:span></text:p>
      <text:p text:style-name="P27"><text:span text:style-name="T5"><text:tab/></text:span><text:span text:style-name="T11">char objects[4][3] = {{'m', 'a', 't'}, {'b', 'a', 't'}, {'n', 'e', 't'}, </text:span></text:p>
      <text:p text:style-name="P78"><text:span text:style-name="T11">{'r', 'o', 'd'}, {'p', 'i', 'n'}};</text:span></text:p>
      <text:p text:style-name="P27"><text:span text:style-name="T5">Or like this:</text:span></text:p>
      <text:p text:style-name="P27"><text:span text:style-name="T11"><text:tab/>char objects[][3] = {{'m', 'a', 't'}, {'b', 'a', 't'}, {'n', 'e', 't'}, </text:span></text:p>
      <text:p text:style-name="P78"><text:span text:style-name="T11">{'r', 'o', 'd'}, {'p', 'i', 'n'}};</text:span></text:p>
      <text:p text:style-name="P28"><text:span text:style-name="T5">Not only is this method of declaring arrays cumbersome (writing each character), but is also of limited utility. Rather, 2D arrays can be used to store and work with strings, with each row storing a string each. The same array objects we declared earlier can now be made an array of strings:</text:span></text:p>
      <text:p text:style-name="P60"><text:soft-page-break/><text:span text:style-name="T11">char objects[][4] = {"mat", "bat", "net", "rod", "pin"};</text:span></text:p>
      <text:p text:style-name="P28"><text:span text:style-name="T5">The compiler automatically makes this array a 5 x 4 matrix of characters.</text:span></text:p>
      <text:p text:style-name="P34"/>
      <text:p text:style-name="P28"><text:span text:style-name="T5">A few quick practice problems with integer matrices: writing functions for doing each of these tasks:</text:span></text:p>
      <text:list xml:id="list2081710929154569371" text:style-name="WWNum4">
        <text:list-item>
          <text:p text:style-name="P10"><text:span text:style-name="T5">To check if a given matrix received as the argument is a diagonal matrix or not</text:span></text:p>
        </text:list-item>
        <text:list-item>
          <text:p text:style-name="P10"><text:span text:style-name="T5">To check if a given matrix is a lower triangular matrix or not</text:span></text:p>
        </text:list-item>
        <text:list-item>
          <text:p text:style-name="P10"><text:span text:style-name="T5">To check if a given matrix is an upper triangular matrix or not</text:span></text:p>
        </text:list-item>
      </text:list>
      <text:p text:style-name="P51"><text:span text:style-name="T11">int </text:span><text:span text:style-name="T12">isDiagonal</text:span><text:span text:style-name="T11">(int m[][COLS]) {</text:span></text:p>
      <text:p text:style-name="P79"><text:span text:style-name="T11">int i, j;</text:span></text:p>
      <text:p text:style-name="P79"><text:span text:style-name="T11">for (i = 0; i &lt; ROWS; ++i)</text:span></text:p>
      <text:p text:style-name="P79"><text:span text:style-name="T11"><text:s text:c="2"/>for (j = 0; j &lt; COLS; ++j)</text:span></text:p>
      <text:p text:style-name="P79"><text:span text:style-name="T11"><text:s text:c="3"/>if (i != j &amp;&amp; m[i][j]) </text:span></text:p>
      <text:p text:style-name="P80"><text:span text:style-name="T11">return 0;<text:tab/>/* found a non-diagonal element that is non-zero */</text:span></text:p>
      <text:p text:style-name="P79"><text:span text:style-name="T11">return 1;</text:span></text:p>
      <text:p text:style-name="P27"><text:span text:style-name="T11">}</text:span></text:p>
      <text:p text:style-name="P31"/>
      <text:p text:style-name="P27"><text:span text:style-name="T11">int </text:span><text:span text:style-name="T12">isLowerTriangular</text:span><text:span text:style-name="T11">(int m[][COLS]) {</text:span></text:p>
      <text:p text:style-name="P79"><text:span text:style-name="T11">int i,j;</text:span></text:p>
      <text:p text:style-name="P79"><text:span text:style-name="T11">for (i = 0; i &lt; ROWS; ++i)</text:span></text:p>
      <text:p text:style-name="P79"><text:span text:style-name="T11"><text:s text:c="2"/>for (j = 0; j &lt; COLS; ++j)</text:span></text:p>
      <text:p text:style-name="P79"><text:span text:style-name="T11"><text:tab/>if (j &gt; i &amp;&amp; m[i][j]) </text:span></text:p>
      <text:p text:style-name="P79"><text:soft-page-break/><text:span text:style-name="T11"><text:s text:c="4"/><text:tab/>return 0;<text:tab/>/* a non-zero element found in the upper triangle */</text:span></text:p>
      <text:p text:style-name="P79"><text:span text:style-name="T11">return 1;</text:span></text:p>
      <text:p text:style-name="P27"><text:span text:style-name="T11">}</text:span></text:p>
      <text:p text:style-name="P31"/>
      <text:p text:style-name="P27"><text:span text:style-name="T11">int </text:span><text:span text:style-name="T12">isUpperTriangular</text:span><text:span text:style-name="T11">(int m[][COLS]){</text:span></text:p>
      <text:p text:style-name="P79"><text:span text:style-name="T11">int i,j;</text:span></text:p>
      <text:p text:style-name="P79"><text:span text:style-name="T11">for (i = 0; i &lt; ROWS; ++i)</text:span></text:p>
      <text:p text:style-name="P79"><text:span text:style-name="T11"><text:s text:c="2"/>for (j = 0; j &lt; COLS; ++j)</text:span></text:p>
      <text:p text:style-name="P79"><text:span text:style-name="T11"><text:tab/>if (i &gt; j &amp;&amp; m[i][j]) </text:span></text:p>
      <text:p text:style-name="P79"><text:span text:style-name="T11"><text:s text:c="4"/><text:tab/>return 0;<text:tab/>/* a non-zero element found in the lower triangle */</text:span></text:p>
      <text:p text:style-name="P79"><text:span text:style-name="T11">return 1;</text:span></text:p>
      <text:p text:style-name="P27"><text:span text:style-name="T11">}</text:span></text:p>
      <text:p text:style-name="P81"/>
      <text:p text:style-name="P39"/>
      <text:p text:style-name="P39"/>
      <text:p text:style-name="P29"><text:span text:style-name="T17">LABORATORY SESSION #9</text:span></text:p>
      <text:p text:style-name="P28"><text:span text:style-name="T17">Exercise <text:s/>9-1:</text:span><text:span text:style-name="T21"> </text:span><text:span text:style-name="T19">For the piece of code shown below that finds out the amount of memory allocated (in bytes) for two arrays, can you guess what gets printed?</text:span></text:p>
      <text:p text:style-name="P82"><text:span text:style-name="T27">int arr[] = {10,20,45,67,68};</text:span></text:p>
      <text:p text:style-name="P82"><text:span text:style-name="T27">int mat[][2] = {{10,20}, {30,40}, {50,60}};</text:span></text:p>
      <text:p text:style-name="P82"><text:span text:style-name="T27">printf("Sizeof(arr) = %lu; sizeof (mat) = %lu\n", sizeof(arr), </text:span></text:p>
      <text:p text:style-name="P84"><text:span text:style-name="T27">sizeof(mat));</text:span></text:p>
      <text:p text:style-name="P18"><text:soft-page-break/><text:span text:style-name="T19">Now when the array is passed to a function in which the size is calculated (as shown below), what do you think gets printed?</text:span></text:p>
      <text:p text:style-name="P83"><text:span text:style-name="T27">void foo(int arr[], int mat[][2])</text:span></text:p>
      <text:p text:style-name="P85"><text:span text:style-name="T27">{</text:span></text:p>
      <text:p text:style-name="P83"><text:span text:style-name="T27"><text:s text:c="3"/>printf("Sizeof(arr) = %lu; sizeof (mat) = %lu\n", </text:span></text:p>
      <text:p text:style-name="P86"><text:span text:style-name="T27">sizeof(arr), sizeof(mat));</text:span></text:p>
      <text:p text:style-name="P83"><text:span text:style-name="T27">}</text:span></text:p>
      <text:p text:style-name="P19"><text:span text:style-name="T19">A copy of the program is stored at </text:span><text:span text:style-name="T27">/home/share/9.1.c</text:span><text:span text:style-name="T19">. Copy it to your working directory, compile and check the outputs. Were they what you expected? Record them in your lab notebook.</text:span></text:p>
      <text:p text:style-name="P45"><text:span text:style-name="T27"><text:s/></text:span></text:p>
      <text:p text:style-name="P42"/>
      <text:p text:style-name="P87"><text:span text:style-name="T17">Exercise <text:s/>9-2:</text:span><text:span text:style-name="T19"> Copy the program at </text:span><text:span text:style-name="T27">/home/share/9.2.c </text:span><text:span text:style-name="T19">into your working directory.</text:span></text:p>
      <text:p text:style-name="P88"><text:span text:style-name="T27"><text:s text:c="2"/>1 #include &lt;stdio.h&gt;</text:span></text:p>
      <text:p text:style-name="P88"><text:span text:style-name="T27"><text:s text:c="2"/>2 int main()</text:span></text:p>
      <text:p text:style-name="P88"><text:span text:style-name="T27"><text:s text:c="2"/>3 {</text:span></text:p>
      <text:p text:style-name="P88"><text:span text:style-name="T27"><text:s text:c="2"/>4 <text:s text:c="2"/>int i = 7;</text:span></text:p>
      <text:p text:style-name="P88"><text:span text:style-name="T27"><text:s text:c="2"/>5 <text:s text:c="2"/>int arr[5] = {i, 2*i, 3*i}, *pa, *pb;</text:span></text:p>
      <text:p text:style-name="P88"><text:span text:style-name="T27"><text:s text:c="2"/>6 <text:s text:c="2"/>pa = &amp;arr[0];</text:span></text:p>
      <text:p text:style-name="P88"><text:span text:style-name="T27"><text:s text:c="2"/>7 <text:s text:c="2"/>pb = arr+4;</text:span></text:p>
      <text:p text:style-name="P88"><text:span text:style-name="T27"><text:s text:c="2"/>8 <text:s text:c="2"/>for (i = -4; i &lt;= 0; ++i)</text:span></text:p>
      <text:p text:style-name="P88"><text:span text:style-name="T27"><text:s text:c="2"/>9 <text:s text:c="4"/><text:tab/>printf("%d, ",pb[i]); /* negative array index! */</text:span></text:p>
      <text:p text:style-name="P88"><text:span text:style-name="T27"><text:s/>10 <text:s text:c="2"/>putchar('\n');</text:span></text:p>
      <text:p text:style-name="P88"><text:span text:style-name="T27"><text:s/>11</text:span></text:p>
      <text:p text:style-name="P88"><text:soft-page-break/><text:span text:style-name="T27"><text:s/>12 <text:s text:c="2"/>printf("pb – pa = %ld\n", pb-pa); /* pointer subtraction */</text:span></text:p>
      <text:p text:style-name="P88"><text:span text:style-name="T27"><text:s/>13 <text:s text:c="2"/>return 0;</text:span></text:p>
      <text:p text:style-name="P88"><text:span text:style-name="T27"><text:s/>14 }</text:span></text:p>
      <text:p text:style-name="P41"/>
      <text:p text:style-name="P28"><text:span text:style-name="T19">Several interesting concepts are illustrated in this program. Understand these:</text:span></text:p>
      <text:p text:style-name="P89"><text:span text:style-name="T19">a. <text:s text:c="3"/>What aspects of array initialization are illustrated (lines 5, 9)? Write in your lab notebook.</text:span></text:p>
      <text:p text:style-name="P90"><text:span text:style-name="T19"><text:s/></text:span></text:p>
      <text:p text:style-name="P90"><text:span text:style-name="T19">b. <text:s text:c="3"/>What aspects of pointer arithmetic are illustrated (lines 9, 12)? Write them down.</text:span></text:p>
      <text:p text:style-name="P90"><text:span text:style-name="T19"><text:s/></text:span></text:p>
      <text:p text:style-name="P90"><text:span text:style-name="T19">c. <text:s text:c="3"/>Try subtracting two pointers of different data types (e.g., </text:span><text:span text:style-name="T27">char *</text:span><text:span text:style-name="T19"> and </text:span><text:span text:style-name="T27">int *</text:span><text:span text:style-name="T19">). Try adding two pointers of the same type; multiplying; adding a floating point number to a pointer. Write down which of these the compiler permits.</text:span></text:p>
      <text:p text:style-name="P45"><text:span text:style-name="T27"><text:s/></text:span></text:p>
      <text:p text:style-name="P42"/>
      <text:p text:style-name="P24"><text:span text:style-name="T17">Exercise <text:s/>9-3:</text:span><text:span text:style-name="T19"> ABC bank is trying to establish ATM branches in different regions of a city. There are </text:span><text:span text:style-name="T28">m</text:span><text:span text:style-name="T19"> branches and each branch does </text:span><text:span text:style-name="T28">n</text:span><text:span text:style-name="T19"> transactions per day. The transaction could be a positive value indicating deposit, or negative indicating withdrawal, or zero indicating it was neither a deposit nor a withdrawal. Write a complete C program that accomplishes these tasks:</text:span></text:p>
      <text:p text:style-name="P91"><text:span text:style-name="T19">a. <text:s text:c="3"/>Reads values for </text:span><text:span text:style-name="T28">m</text:span><text:span text:style-name="T19"> and </text:span><text:span text:style-name="T28">n</text:span><text:span text:style-name="T19">, and then reads and stores the transaction values in an </text:span><text:span text:style-name="T28">m</text:span><text:span text:style-name="T19"> x </text:span><text:span text:style-name="T28">n</text:span><text:span text:style-name="T19"> matrix. Data for the program is stored at </text:span><text:span text:style-name="T27">/home/share/9.3.txt</text:span><text:span text:style-name="T19">. Take a look at the file – the first row has values to be stored in </text:span><text:span text:style-name="T28">m</text:span><text:span text:style-name="T19"> and </text:span><text:span text:style-name="T28">n</text:span><text:span text:style-name="T19">, and the rest of the matrix follows. (Tip: Use input redirection to read the data from file.)</text:span></text:p>
      <text:p text:style-name="P92"><text:span text:style-name="T19"><text:s/></text:span></text:p>
      <text:p text:style-name="P92"><text:span text:style-name="T19">b. <text:s text:c="3"/>Prints the branch number (same as row number) of the branch that had the maximum total deposits. Use the following function to achieve this task:</text:span></text:p>
      <text:p text:style-name="P93"><text:span text:style-name="T27">int computeSumOfDeposits(int row[], int size);</text:span></text:p>
      <text:p text:style-name="P92"><text:span text:style-name="T19"><text:s/></text:span></text:p>
      <text:p text:style-name="P92"><text:span text:style-name="T19">c. <text:s text:c="3"/>Prints the branch number of the branch that had the maximum transaction value (Hint: Use the </text:span><text:span text:style-name="T27">abs()</text:span><text:span text:style-name="T19"> function from the </text:span><text:span text:style-name="T27">&lt;stdlib.h&gt;</text:span><text:span text:style-name="T19"> library, or implement the equivalent functionality yourself.)</text:span></text:p>
      <text:p text:style-name="P93"><text:span text:style-name="T27">int computeMaxTransac(int row[], int size); </text:span></text:p>
      <text:p text:style-name="P94"><text:span text:style-name="T19">This function computes and returns the maximum transaction amount for the given ATM branch. You can view sample output of the program by executing </text:span><text:span text:style-name="T27">/home/share/9.3</text:span><text:span text:style-name="T19"> to see how your program is expected to work.</text:span></text:p>
      <text:p text:style-name="P35"><text:soft-page-break/></text:p>
      <text:p text:style-name="P28"><text:span text:style-name="T4">2.3 </text:span><text:span text:style-name="T1">Array of Pointers</text:span></text:p>
      <text:p text:style-name="P28"><text:span text:style-name="T5">Consider the following two declarations:</text:span></text:p>
      <text:p text:style-name="P60"><text:span text:style-name="T11">char arr[]=”Pointers! Pointers! Pointers!”; /* strlen (arr) = 29 */</text:span></text:p>
      <text:p text:style-name="P60"><text:span text:style-name="T11">char *ptr=”Pointers! Pointers! Pointers!”; </text:span></text:p>
      <text:p text:style-name="P28"><text:span text:style-name="T5">Though both seem to be similar in terms of printing the string, i.e., </text:span><text:span text:style-name="T11">puts(arr);</text:span><text:span text:style-name="T5"> and </text:span><text:span text:style-name="T11">puts(p);</text:span><text:span text:style-name="T5"> will both give the same result, there are some important differences:</text:span></text:p>
      <text:p text:style-name="P50"><text:span text:style-name="T12">arr</text:span><text:span text:style-name="T5"> is a character array that has been allotted memory storage (30 bytes including the terminating NUL character) <text:s/>whose contents can be accessed and changed (e.g., </text:span><text:span text:style-name="T11">arr[0] = 'C'; </text:span><text:span text:style-name="T5">will change the first character of the string from P to C). <text:s/>The identifier </text:span><text:span text:style-name="T11">arr</text:span><text:span text:style-name="T5"> is also the base address of the array. Because it is a address, it can be assigned to a pointer variable, e.g., </text:span><text:span text:style-name="T11">char *q = arr;</text:span><text:span text:style-name="T5"> However, being a base address, it cannot be altered, e.g., </text:span><text:span text:style-name="T11"><text:s/>arr = arr + 1;</text:span><text:span text:style-name="T5"> or </text:span><text:span text:style-name="T11">arr = q; </text:span><text:span text:style-name="T5">are invalid expressions that throw compile-time errors.</text:span></text:p>
      <text:p text:style-name="P50"><text:span text:style-name="T5">The second declaration is that of a pointer variable named </text:span><text:span text:style-name="T12">ptr</text:span><text:span text:style-name="T5"> (allocated 8 bytes) that stores the address of the string constant </text:span><text:span text:style-name="T11">"Pointers! Pointers! Pointers!"</text:span><text:span text:style-name="T5">. This string constant is stored somewhere in memory by the compiler, the contents of which can be read, </text:span><text:span text:style-name="T8">but which cannot be changed</text:span><text:span text:style-name="T5">. For instance, attempting to do </text:span><text:span text:style-name="T11">ptr[0] = 'C';</text:span><text:span text:style-name="T5"> will result in a runtime error, because it is illegal to change a string constant. However, being a variable, the contents of ptr can be changed, e.g., </text:span><text:span text:style-name="T11">ptr = arr;</text:span><text:span text:style-name="T5"> is perfectly valid.</text:span></text:p>
      <text:p text:style-name="P33"/>
      <text:p text:style-name="P28"><text:span text:style-name="T5">Extending this, we can now declare an array of pointers and initialize with five names (strings) as follows:</text:span></text:p>
      <text:p text:style-name="P60"><text:span text:style-name="T11">char *list[] = {"Mehul", "Inzemam", "Rushikesh", "Akash", "Divyansh"};</text:span></text:p>
      <text:p text:style-name="P28"><text:span text:style-name="T11">list</text:span><text:span text:style-name="T5"> is an array of five elements, each of which is a pointer to a character. The five names (constant strings) are stored somewhere in memory, and their starting address is stored as successive elements of the array </text:span><text:span text:style-name="T11">list</text:span><text:span text:style-name="T5">.</text:span></text:p>
      <text:p text:style-name="P33"/>
      <text:p text:style-name="P28"><text:span text:style-name="T5">To store the five names, 2D arrays can also be used, of course:</text:span></text:p>
      <text:p text:style-name="P27"><text:span text:style-name="T5"><text:tab/></text:span><text:span text:style-name="T11">char names[][100] = {"Mehul", "Inzemam", "Rushikesh", "Akash", </text:span></text:p>
      <text:p text:style-name="P95"><text:span text:style-name="T11">"Divyansh"};</text:span></text:p>
      <text:p text:style-name="P28"><text:span text:style-name="T5">Both appear similar, and can be used to print the names by running a loop: </text:span></text:p>
      <text:p text:style-name="P59"><text:span text:style-name="T11">for (i = 0; i &lt; 5; ++i) </text:span></text:p>
      <text:p text:style-name="P71"><text:span text:style-name="T11">puts(list[i]); <text:tab/>/* printing each string being pointed to */</text:span></text:p>
      <text:p text:style-name="P59"><text:span text:style-name="T11">for (i = 0; i &lt; 5; ++i) </text:span></text:p>
      <text:p text:style-name="P71"><text:span text:style-name="T11">puts(names[i]);<text:tab/>/* printing each row of the 2D array */</text:span></text:p>
      <text:p text:style-name="P28"><text:soft-page-break/><text:span text:style-name="T5">But carefully note that while </text:span><text:span text:style-name="T11">list[i]</text:span><text:span text:style-name="T5"> has a physical memory to store an address, </text:span><text:span text:style-name="T11">names[i]</text:span><text:span text:style-name="T5"> is not a physical memory and hence can’t be used as a pointer variable. The next subsection will illustrate the differences among them.</text:span></text:p>
      <text:p text:style-name="P50"><text:span text:style-name="T4">2.3.1 </text:span><text:span text:style-name="T1">Sorting algorithms</text:span></text:p>
      <text:p text:style-name="P28"><text:span text:style-name="T8">Bubble sort</text:span><text:span text:style-name="T5"> works this way to sort n elements of an array:</text:span></text:p>
      <text:p text:style-name="P27"><text:span text:style-name="T11">for index i = 0 to i &lt; n-1 <text:tab/></text:span></text:p>
      <text:p text:style-name="P27"><text:span text:style-name="T11"><text:s text:c="2"/>for index j = 0 to j &lt; n-i-1</text:span></text:p>
      <text:p text:style-name="P27"><text:span text:style-name="T11"><text:s text:c="6"/>if (arr[j] &gt; arr[j+1])</text:span></text:p>
      <text:p text:style-name="P27"><text:span text:style-name="T11"><text:s text:c="10"/>swap the two elements arr[j] and arr[j+1] </text:span></text:p>
      <text:p text:style-name="P33"/>
      <text:p text:style-name="P28"><text:span text:style-name="T8">Selection sort</text:span><text:span text:style-name="T5"> works this way:</text:span></text:p>
      <text:p text:style-name="P27"><text:span text:style-name="T11">for index i = 0 to i &lt; n-1 <text:tab/></text:span></text:p>
      <text:p text:style-name="P27"><text:span text:style-name="T11"><text:s text:c="2"/>for index j = i+1 to j &lt; n</text:span></text:p>
      <text:p text:style-name="P27"><text:span text:style-name="T11"><text:s text:c="6"/>if (arr[i] &gt; arr[j]) /* change &gt; to &lt; to sort in descending order */</text:span></text:p>
      <text:p text:style-name="P27"><text:span text:style-name="T11"><text:s text:c="10"/>swap the two elements arr[j] and arr[j+1]</text:span></text:p>
      <text:p text:style-name="P31"/>
      <text:p text:style-name="P28"><text:span text:style-name="T5">Let us now employ selection sort to sort the names using 2D array and the array of pointers. </text:span></text:p>
      <text:p text:style-name="P33"/>
      <text:p text:style-name="P33"/>
      <text:p text:style-name="P27"><text:span text:style-name="T11">int i, j, n = 5; / * sorting 5 names */</text:span></text:p>
      <text:p text:style-name="P27"><text:span text:style-name="T11">char temp[100]; </text:span></text:p>
      <text:p text:style-name="P27"><text:span text:style-name="T11">for (i = 0; i &lt; n-1; ++i) </text:span></text:p>
      <text:p text:style-name="P27"><text:span text:style-name="T11"><text:s text:c="2"/>for (j = i+1; j &lt; n; ++j)<text:tab/></text:span></text:p>
      <text:p text:style-name="P27"><text:soft-page-break/><text:span text:style-name="T11"><text:s text:c="5"/>if (strcmp(names[i],names[j]) &gt; 0) /* an earlier name is alphabetically </text:span></text:p>
      <text:p text:style-name="P96"><text:span text:style-name="T11">greater than a later name */ <text:s/></text:span></text:p>
      <text:p text:style-name="P59"><text:span text:style-name="T11">{</text:span></text:p>
      <text:p text:style-name="P27"><text:span text:style-name="T11"><text:tab/> strcpy(temp,names[i]);<text:tab/><text:tab/>/* copy the earlier name to array temp[] */</text:span></text:p>
      <text:p text:style-name="P27"><text:span text:style-name="T11"><text:tab/> strcpy(names[i],names[j]); <text:tab/>/* copy later name into earlier location */</text:span></text:p>
      <text:p text:style-name="P27"><text:span text:style-name="T11"><text:tab/> strcpy(names[j],temp);<text:tab/><text:tab/>/* copy temp[] contents to later location */</text:span></text:p>
      <text:p text:style-name="P27"><text:span text:style-name="T11"><text:s/><text:tab/>}</text:span></text:p>
      <text:p text:style-name="P31"/>
      <text:p text:style-name="P50"><text:span text:style-name="T5">When doing the same sort using the array of pointers, we will not be able to move the strings from one location to another, for each of them is a string constant whose contents cannot be changed. Hence, instead of swapping the strings, we will swap the pointers that point to them:</text:span></text:p>
      <text:p text:style-name="P51"><text:span text:style-name="T11">int i, j, n = 5; / * sorting 5 names */</text:span></text:p>
      <text:p text:style-name="P27"><text:span text:style-name="T11">char *tmp; <text:tab/><text:tab/>/* it is a pointer, not an array */ </text:span></text:p>
      <text:p text:style-name="P27"><text:span text:style-name="T11">for (i = 0; i &lt; n-1; ++i) </text:span></text:p>
      <text:p text:style-name="P27"><text:span text:style-name="T11"><text:s text:c="2"/>for (j = i+1; j &lt; n; ++j)<text:tab/></text:span></text:p>
      <text:p text:style-name="P27"><text:span text:style-name="T11"><text:s text:c="5"/>if (strcmp(list[i],list[j]) &gt; 0) /* string pointed to by list[i] is greater </text:span></text:p>
      <text:p text:style-name="P97"><text:span text:style-name="T11"><text:s text:c="2"/>than the string pointed to by list[j] */ <text:s/></text:span></text:p>
      <text:p text:style-name="P59"><text:span text:style-name="T11">{<text:tab/><text:tab/>/* swap the addresses, not the strings themselves */</text:span></text:p>
      <text:p text:style-name="P27"><text:span text:style-name="T11"><text:tab/> tmp = list[i];<text:tab/></text:span></text:p>
      <text:p text:style-name="P27"><text:span text:style-name="T11"><text:tab/> list[i] = list[j]; <text:tab/></text:span></text:p>
      <text:p text:style-name="P27"><text:span text:style-name="T11"><text:tab/> list[j] = tmp;<text:tab/><text:tab/></text:span></text:p>
      <text:p text:style-name="P27"><text:span text:style-name="T11"><text:s/><text:tab/>}</text:span></text:p>
      <text:p text:style-name="P31"/>
      <text:p text:style-name="P28"><text:soft-page-break/><text:span text:style-name="T5">The two schemes of storing strings - <text:s/>a 2D array or an array of pointers have their own strengths and disadvantages:</text:span></text:p>
      <text:list xml:id="list4535941433818491940" text:style-name="WWNum1">
        <text:list-item>
          <text:p text:style-name="P1"><text:span text:style-name="T5">From the point of view of memory, the array of pointers saves space because the amount of memory allocated for each string is exactly as many characters as it contains (with one extra byte for storing the terminating \0). The 2D array wastes space, for once the length of each row is specified (column size), it cannot be changed later.</text:span></text:p>
        </text:list-item>
        <text:list-item>
          <text:p text:style-name="P1"><text:span text:style-name="T5">A 2D array, however, gives the flexibility of the user being able to modify the locations where strings are stored. This means, the strings (names) can be taken from the user when the program runs, and then stored into the 2D array:</text:span></text:p>
        </text:list-item>
      </text:list>
      <text:p text:style-name="P69"><text:span text:style-name="T11">int nos, i; </text:span></text:p>
      <text:p text:style-name="P99"><text:span text:style-name="T11"><text:s/>printf("Enter how many names you want to enter: ");</text:span></text:p>
      <text:p text:style-name="P99"><text:span text:style-name="T11"><text:s/>scanf("%d” , &amp;nos);</text:span></text:p>
      <text:p text:style-name="P99"><text:span text:style-name="T11"><text:s/>for (i = 0; i &lt; nos; ++i)</text:span></text:p>
      <text:p text:style-name="P99"><text:span text:style-name="T11"><text:tab/>{ <text:s/></text:span></text:p>
      <text:p text:style-name="P100"><text:span text:style-name="T11"><text:s text:c="3"/>scanf("%[^\n]", names[i]);<text:tab/>/* passing the row address */</text:span></text:p>
      <text:p text:style-name="P100"><text:span text:style-name="T11"><text:s text:c="3"/>getchar();<text:tab/>/* remove the extra \n from the buffer */</text:span></text:p>
      <text:p text:style-name="P28"><text:span text:style-name="T11"><text:tab/><text:tab/>}</text:span></text:p>
      <text:p text:style-name="P61"><text:span text:style-name="T5"><text:tab/>An attempt to do such a thing using an array of pointers would result in a runtime error, as this segment shows: </text:span></text:p>
      <text:p text:style-name="P72"><text:span text:style-name="T11">printf("How many names do you want to enter? ");</text:span></text:p>
      <text:p text:style-name="P72"><text:span text:style-name="T11">scanf("%d" , &amp;nos);</text:span></text:p>
      <text:p text:style-name="P72"><text:span text:style-name="T11">getchar();</text:span></text:p>
      <text:p text:style-name="P72"><text:span text:style-name="T11">char *list[nos];<text:tab/>/* declaring an array of nos pointers */</text:span></text:p>
      <text:p text:style-name="P72"><text:span text:style-name="T11">for (i = 0; i &lt; nos; ++i)</text:span></text:p>
      <text:p text:style-name="P72"><text:span text:style-name="T11">{</text:span></text:p>
      <text:p text:style-name="P72"><text:span text:style-name="T11"><text:s text:c="2"/>scanf("%[^\n]",list[i]);<text:tab/>/* &lt;&lt;&lt;&lt;&lt;&lt; HERE IS THE PROBLEM */</text:span></text:p>
      <text:p text:style-name="P74"><text:span text:style-name="T11">getchar();</text:span></text:p>
      <text:p text:style-name="P72"><text:span text:style-name="T11">}</text:span></text:p>
      <text:p text:style-name="P62"><text:soft-page-break/><text:span text:style-name="T5">Where can a string be stored when no memory has been allocated for it? That’s exactly what is being attempted here, and hence the program terminates abruptly.</text:span></text:p>
      <text:p text:style-name="P62"><text:span text:style-name="T5">What we then need is a method to be able to allocate memory for a string after taking it from the user, and then store the starting address of each of the strings thus taken in the array of pointers.</text:span></text:p>
      <text:p text:style-name="P46"/>
      <text:p text:style-name="P28"><text:span text:style-name="T4">2.4 </text:span><text:span text:style-name="T1">Dynamic Memory Management</text:span></text:p>
      <text:p text:style-name="P50"><text:span text:style-name="T5">When memory has to be allocated at run time by the user, such memory is allocated by the system from what is known as “heap”. Some features of heap/dynamic memory allocation and management:</text:span></text:p>
      <text:list xml:id="list4511453352322387145" text:style-name="WWNum6">
        <text:list-item>
          <text:p text:style-name="P2"><text:span text:style-name="T5">The user (program) has to request for space using the functions </text:span><text:span text:style-name="T12">malloc()</text:span><text:span text:style-name="T5">, </text:span><text:span text:style-name="T12">calloc()</text:span><text:span text:style-name="T5"> or </text:span><text:span text:style-name="T12">realloc()</text:span><text:span text:style-name="T5">. Here are their prototypes:</text:span></text:p>
        </text:list-item>
      </text:list>
      <text:p text:style-name="P28"><text:span text:style-name="T5"><text:tab/><text:tab/></text:span><text:span text:style-name="T11">#include &lt;stdlib.h&gt;</text:span></text:p>
      <text:p text:style-name="P28"><text:span text:style-name="T5"><text:s text:c="3"/><text:tab/><text:tab/></text:span><text:span text:style-name="T11">void *malloc(size_t num); </text:span><text:span text:style-name="T13">/* num bytes allocated <text:s/>*/</text:span></text:p>
      <text:p text:style-name="P28"><text:span text:style-name="T11"><text:s text:c="3"/><text:tab/><text:tab/>void *calloc(size_t nmemb, size_t num); </text:span><text:span text:style-name="T13">/* an array of nmemb </text:span></text:p>
      <text:p text:style-name="P98"><text:span text:style-name="T13">elements, each of size num is allocated */</text:span></text:p>
      <text:p text:style-name="P28"><text:span text:style-name="T11"><text:s text:c="3"/><text:tab/><text:tab/>void *realloc(void *ptr, size_t num);</text:span></text:p>
      <text:list xml:id="list91607563624559" text:continue-numbering="true" text:style-name="WWNum6">
        <text:list-item>
          <text:p text:style-name="P2"><text:span text:style-name="T5">The chunk of bytes allocated using these functions can only be accessed through the starting address (pointer) they return (the </text:span><text:span text:style-name="T11">void *</text:span><text:span text:style-name="T5"> indicates they return a generic pointer). In other words, objects allocated in the heap memory do not have identifiers to access them.</text:span></text:p>
        </text:list-item>
        <text:list-item>
          <text:p text:style-name="P2"><text:span text:style-name="T5">It is the user’s responsibility to surrender the heap space after use. The </text:span><text:span text:style-name="T11">free()</text:span><text:span text:style-name="T5"> function is used for this purpose.</text:span></text:p>
        </text:list-item>
      </text:list>
      <text:p text:style-name="P71"><text:span text:style-name="T11">void free(void *ptr);</text:span></text:p>
      <text:list xml:id="list91609103798200" text:continue-numbering="true" text:style-name="WWNum6">
        <text:list-item>
          <text:p text:style-name="P2"><text:span text:style-name="T5">Heap memory has scope and lifetime till it is freed (or the program exists). This means, </text:span><text:span text:style-name="T8">even when allocated within a function, other functions can access the same memory as long as the starting address is made available <text:s/>to them</text:span><text:span text:style-name="T5">.</text:span></text:p>
        </text:list-item>
      </text:list>
      <text:p text:style-name="P53"><text:span text:style-name="T17">LABORATORY SESSION #10</text:span></text:p>
      <text:p text:style-name="P50"><text:span text:style-name="T17">Exercise <text:s/>10-1:</text:span><text:span text:style-name="T21"> </text:span><text:span text:style-name="T19">Declare an array of m pointers, each pointing to a dynamically allocated array of n integers (m and n are both user inputs). Then, take m x n inputs for the matrix elements. Next, display the entire matrix on screen in a neatly formatted manner. If you wish, you can use the data file </text:span><text:span text:style-name="T27">/home/share/10.1.txt</text:span><text:span text:style-name="T19"> for taking inputs (first line contains m and n, and the remaining lines have the values for the m x n matrix).</text:span></text:p>
      <text:p text:style-name="P52"/>
      <text:p text:style-name="P50"><text:span text:style-name="T17">Exercise <text:s/>10-2:</text:span><text:span text:style-name="T19"> This program involves taking input for </text:span><text:span text:style-name="T20">m</text:span><text:span text:style-name="T19"> rows of a matrix, but each row having a varying number of integer elements. Take a look at </text:span><text:span text:style-name="T27">/home/share/10.2.txt</text:span><text:span text:style-name="T19"> (and copy to your current directory) to get an idea of this matrix with varying number of columns for each row. The first row contains the number of rows. The first element of each row contains the number of columns of that particular row, followed by the actual elements themselves.</text:span></text:p>
      <text:list xml:id="list3821864917644669015" text:style-name="WWNum5">
        <text:list-item>
          <text:p text:style-name="P3"><text:span text:style-name="T19">Now declare a suitable array of pointers, dynamically allocate memory for each row, read the elements (including the number of elements as the first entry of each row), and then display the entire matrix on the screen. Verify to make sure that your output is the same as the matrix entries given in the data file you copied (</text:span><text:span text:style-name="T27">/home/share/10.2.txt</text:span><text:span text:style-name="T19">).</text:span></text:p>
        </text:list-item>
        <text:list-item>
          <text:p text:style-name="P3"><text:span text:style-name="T19">Take a look at the ATM branches problem you worked on during last week’s lab (page #13 of this document). Copy into your current working directory the C program you wrote last week for this question and rename the file as </text:span><text:span text:style-name="T27">10.2.c</text:span><text:span text:style-name="T19">. Now consider the following modification of the problem statement:</text:span></text:p>
        </text:list-item>
      </text:list>
      <text:p text:style-name="P101"><text:span text:style-name="T19">It was observed that there were few ATM branches that had very few transactions, but others that had several. The file available at </text:span><text:span text:style-name="T27">/home/share/10.2.txt</text:span><text:span text:style-name="T19"> has the data – the first row has the number of branches, while the first number in each of the other rows (representing a branch) indicate the number of transactions recorded for that branch, followed by the actual transaction values.</text:span></text:p>
      <text:p text:style-name="P101"><text:span text:style-name="T19">Now modify the code in </text:span><text:span text:style-name="T27">10.2.c</text:span><text:span text:style-name="T19"> in a way the new data can be captured – using a dynamically allocated array rather than an </text:span><text:span text:style-name="T20">m</text:span><text:span text:style-name="T19"> x </text:span><text:span text:style-name="T20">n</text:span><text:span text:style-name="T19"> matrix allocation you had done earlier.</text:span></text:p>
      <text:p text:style-name="P50"><text:span text:style-name="T17">Exercise <text:s/>10-3:</text:span><text:span text:style-name="T19"> Two words/phrases are said to be anagrams if one of them can be rearranged to give the other. Write a function </text:span><text:span text:style-name="T28">isAnagram()</text:span><text:span text:style-name="T19"> that takes two strings as arguments and tells whether the first string is an anagram of the second or not. For example, the function should return a value of 1 for pair of string inputs such as “great” and “grate”; “Listen” and “siLent”; “rail safety” and “fairy tales”. It returns a 0 for string inputs such as: “night” and “knight”; “great” and “Grate”; “Madam Curie” and “Radium came”.</text:span></text:p>
      <text:p text:style-name="P50"><text:span text:style-name="T19">[Hint: One of the many strategies that can be used to solve this problem involves sorting the individual characters of the string! If you need to use a sorting function, you may use the code for selection sort available at </text:span><text:span text:style-name="T27">/home/share/10.3.c</text:span><text:span text:style-name="T19"> in your program.]</text:span></text:p>
      <text:p text:style-name="P52"/>
      <text:p text:style-name="P50"><text:span text:style-name="T17">Exercise <text:s/>10-4:</text:span><text:span text:style-name="T19"> In the lecture class, we discussed selection sort technique that sorts an array of elements. Insertion sort is another technique for sorting whose algorithm is given below:</text:span></text:p>
      <text:p text:style-name="P104"><text:span text:style-name="T23">1. <text:s text:c="3"/>Read N, Arr</text:span></text:p>
      <text:p text:style-name="P104"><text:span text:style-name="T23">2. <text:s text:c="3"/>FOR i = 1 to N-1</text:span></text:p>
      <text:p text:style-name="P105"><text:span text:style-name="T23">Key = Arr[i]</text:span></text:p>
      <text:p text:style-name="P105"><text:span text:style-name="T23">j = i – 1</text:span></text:p>
      <text:p text:style-name="P105"><text:span text:style-name="T23">WHILE ( j &gt;= 0 and Arr[j] &gt; Key)</text:span></text:p>
      <text:p text:style-name="P106"><text:span text:style-name="T23"><text:s text:c="4"/>Arr[j+1] = Arr[j]</text:span></text:p>
      <text:p text:style-name="P106"><text:span text:style-name="T23"><text:s text:c="4"/>j = j – 1</text:span></text:p>
      <text:p text:style-name="P105"><text:span text:style-name="T23">Arr[j+1] = Key</text:span></text:p>
      <text:p text:style-name="P104"><text:span text:style-name="T23">3. <text:s text:c="3"/>Output Arr</text:span></text:p>
      <text:p text:style-name="P104"><text:soft-page-break/><text:span text:style-name="T23">4. <text:s text:c="3"/>Stop</text:span></text:p>
      <text:list xml:id="list3416018235439967304" text:style-name="WWNum10">
        <text:list-item>
          <text:p text:style-name="P12"><text:span text:style-name="T19">Understand the algorithm by taking a sample array of elements {8,5,3,9,4}. Write down in your lab notebook the stepwise results of applying the above algorithm on this input.</text:span></text:p>
        </text:list-item>
        <text:list-item>
          <text:p text:style-name="P4"><text:span text:style-name="T19">Translate this algorithm into a C function which has the following prototype:</text:span></text:p>
        </text:list-item>
      </text:list>
      <text:p text:style-name="P104"><text:span text:style-name="T28">void insertionSort(int arr[], int num);</text:span></text:p>
      <text:p text:style-name="P102"><text:span text:style-name="T19">Test the function by calling it in main() with sample data.</text:span></text:p>
      <text:list xml:id="list91608602172933" text:continue-list="list91608994084909" text:style-name="WWNum9">
        <text:list-item>
          <text:p text:style-name="P11"><text:span text:style-name="T1">STRUCTURES AND UNIONS</text:span></text:p>
        </text:list-item>
      </text:list>
      <text:p text:style-name="P28"><text:span text:style-name="T4">3.1 </text:span><text:span text:style-name="T1">Structures</text:span></text:p>
      <text:p text:style-name="P28"><text:span text:style-name="T5">A structure in C is a user-defined type, with one or more fields in it. There are two ways of defining a structure:</text:span></text:p>
      <text:p text:style-name="P28"><text:span text:style-name="T5">(i) Using a “tag” for the structure:<text:tab/><text:tab/>(ii) using type definition:</text:span></text:p>
      <text:p text:style-name="P107"><text:span text:style-name="T11">struct fraction {<text:tab/><text:tab/><text:tab/><text:tab/><text:tab/>typedef struct {</text:span></text:p>
      <text:p text:style-name="P107"><text:span text:style-name="T11">int numer;<text:tab/><text:tab/><text:tab/><text:tab/><text:tab/><text:tab/>int x;</text:span></text:p>
      <text:p text:style-name="P107"><text:span text:style-name="T11">int denom;<text:tab/><text:tab/><text:tab/><text:tab/><text:tab/><text:tab/>int y;</text:span></text:p>
      <text:p text:style-name="P107"><text:span text:style-name="T11">}; <text:tab/><text:tab/><text:tab/><text:tab/><text:tab/><text:tab/><text:tab/>} POINT;</text:span></text:p>
      <text:p text:style-name="P28"><text:span text:style-name="T5">Either of these ways of defining a structure </text:span><text:span text:style-name="T2">does not</text:span><text:span text:style-name="T5"> allocate memory for the type - but merely states the type. </text:span></text:p>
      <text:p text:style-name="P33"/>
      <text:p text:style-name="P28"><text:span text:style-name="T5">Now that a type is defined, variables of the type can be declared:</text:span></text:p>
      <text:p text:style-name="P107"><text:span text:style-name="T11">POINT p1, p2;<text:tab/><text:tab/>/* now memory is allocated for p1 and p2 */</text:span></text:p>
      <text:p text:style-name="P107"><text:span text:style-name="T11">struct fraction f1, f2, fracs[100];</text:span></text:p>
      <text:p text:style-name="P28"><text:span text:style-name="T5">While the </text:span><text:span text:style-name="T11">f1</text:span><text:span text:style-name="T5"> and </text:span><text:span text:style-name="T11">f2</text:span><text:span text:style-name="T5"> are single structures of type </text:span><text:span text:style-name="T11">fraction</text:span><text:span text:style-name="T5">, </text:span><text:span text:style-name="T11">fracs[100]</text:span><text:span text:style-name="T5"> is an array of 100 </text:span><text:span text:style-name="T11">fraction</text:span><text:span text:style-name="T5">s. You will learn more about array of structures in lectures this week.</text:span></text:p>
      <text:list xml:id="list8558064044144959038" text:style-name="WWNum8">
        <text:list-item>
          <text:p text:style-name="P109"><text:span text:style-name="T5">Usually, the structure definition is done outside the </text:span><text:span text:style-name="T11">main(),</text:span><text:span text:style-name="T5"> globally, so that all functions are able to use the definition.</text:span></text:p>
        </text:list-item>
        <text:list-item>
          <text:p text:style-name="P110"><text:span text:style-name="T5">The amount of memory allocated for a structure variable is at least the sum of number of bytes that each field occupies (the extra bytes may be due to the “padding” done for each structure.</text:span></text:p>
        </text:list-item>
        <text:list-item>
          <text:p text:style-name="P110"><text:span text:style-name="T5">A structure can be initialized when declaring the variable, or later, using the . (dot) operator (member of operator).</text:span></text:p>
        </text:list-item>
        <text:list-item>
          <text:p text:style-name="P110"><text:span text:style-name="T5">A structure can be assigned to another variable of the same type. Checking for the equality of 2 structures or any other operation cannot be performed.</text:span></text:p>
        </text:list-item>
      </text:list>
      <text:p text:style-name="P103"/>
      <text:p text:style-name="P39"/>
      <text:p text:style-name="P39"/>
      <text:p text:style-name="P47"><text:span text:style-name="T17">LABORATORY SESSION #11</text:span></text:p>
      <text:p text:style-name="P111"><text:span text:style-name="T17">Exercise <text:s/>11-1:</text:span><text:span text:style-name="T19"> In the lecture class, we discussed an example of a student structure that stores the different attributes of a student viz., name, ID number, age and CGPA.</text:span></text:p>
      <text:p text:style-name="P108"><text:span text:style-name="T24">struct student {</text:span></text:p>
      <text:p text:style-name="P112"><text:span text:style-name="T24">char name[20];<text:tab/>// stores only the first name</text:span></text:p>
      <text:p text:style-name="P112"><text:span text:style-name="T24">char id[14];</text:span></text:p>
      <text:p text:style-name="P112"><text:span text:style-name="T24">int age;</text:span></text:p>
      <text:p text:style-name="P112"><text:span text:style-name="T24">float cgpa;</text:span></text:p>
      <text:p text:style-name="P108"><text:span text:style-name="T24">} s1;</text:span></text:p>
      <text:list xml:id="list8628031901569224194" text:style-name="WWNum3">
        <text:list-item>
          <text:p text:style-name="P9"><text:span text:style-name="T19">Define the structure in your program globally before the </text:span><text:span text:style-name="T24">main()</text:span><text:span text:style-name="T19"> function, i.e., write the above few lines before </text:span><text:span text:style-name="T24">main()</text:span><text:span text:style-name="T19">.</text:span></text:p>
        </text:list-item>
        <text:list-item>
          <text:p text:style-name="P9"><text:span text:style-name="T19">Declare two other variables of type </text:span><text:span text:style-name="T24">struct student</text:span><text:span text:style-name="T19"> having the names </text:span><text:span text:style-name="T24">s2</text:span><text:span text:style-name="T19"> and </text:span><text:span text:style-name="T24">s3</text:span><text:span text:style-name="T19">, both local to </text:span><text:span text:style-name="T24">main()</text:span><text:span text:style-name="T19">.</text:span></text:p>
        </text:list-item>
        <text:list-item>
          <text:p text:style-name="P8"><text:span text:style-name="T19">Inside </text:span><text:span text:style-name="T24">main()</text:span><text:span text:style-name="T19"> find out how many bytes are allocated for </text:span><text:span text:style-name="T24">s1</text:span><text:span text:style-name="T19">.</text:span></text:p>
        </text:list-item>
        <text:list-item>
          <text:p text:style-name="P9"><text:span text:style-name="T19">Accept user input for </text:span><text:span text:style-name="T24">s1</text:span><text:span text:style-name="T19"> and </text:span><text:span text:style-name="T24">s2</text:span><text:span text:style-name="T19">, using the dot operator for every member. For instance, to accept the name, you would write: </text:span><text:span text:style-name="T24">scanf("%s", s1.name); </text:span><text:span text:style-name="T19">And for scanning the CGPA, you would type: </text:span><text:span text:style-name="T24">scanf("%f", &amp;s1.cgpa);</text:span><text:span text:style-name="T19"> and so on.</text:span></text:p>
        </text:list-item>
        <text:list-item>
          <text:p text:style-name="P9"><text:span text:style-name="T19">Assign the contents of </text:span><text:span text:style-name="T24">s1</text:span><text:span text:style-name="T19"> to </text:span><text:span text:style-name="T24">s3</text:span><text:span text:style-name="T19"> in one stroke.</text:span></text:p>
        </text:list-item>
        <text:list-item>
          <text:p text:style-name="P9"><text:span text:style-name="T19">Now check if </text:span><text:span text:style-name="T24">s2</text:span><text:span text:style-name="T19"> is equal to </text:span><text:span text:style-name="T24">s3</text:span><text:span text:style-name="T19">, and print a message appropriately. </text:span></text:p>
        </text:list-item>
        <text:list-item>
          <text:p text:style-name="P9"><text:span text:style-name="T19">Include the following function definition in your program:</text:span></text:p>
        </text:list-item>
      </text:list>
      <text:p text:style-name="P113"><text:span text:style-name="T24">void changeData(struct student s) {<text:tab/>// receives a structure argument</text:span></text:p>
      <text:p text:style-name="P114"><text:span text:style-name="T24">strcpy(s.name,"Madhav");</text:span></text:p>
      <text:p text:style-name="P114"><text:span text:style-name="T24">s.age = 20;</text:span></text:p>
      <text:p text:style-name="P114"><text:span text:style-name="T24">s.cgpa = 7.33;</text:span></text:p>
      <text:p text:style-name="P113"><text:span text:style-name="T24">}</text:span></text:p>
      <text:p text:style-name="P102"><text:span text:style-name="T19">Call this function from </text:span><text:span text:style-name="T24">main()</text:span><text:span text:style-name="T19"> as follows:</text:span></text:p>
      <text:p text:style-name="P117"><text:soft-page-break/><text:span text:style-name="T24">changeData(s1);<text:tab/>// takes a structure as argument</text:span></text:p>
      <text:p text:style-name="P102"><text:span text:style-name="T19">Print the contents of </text:span><text:span text:style-name="T24">s1</text:span><text:span text:style-name="T19"> in </text:span><text:span text:style-name="T24">main()</text:span><text:span text:style-name="T19"> before and after calling </text:span><text:span text:style-name="T24">changeData().</text:span><text:span text:style-name="T19"> What can you conclude about the mechanism of passing structures to functions?</text:span></text:p>
      <text:list xml:id="list91607493718523" text:continue-numbering="true" text:style-name="WWNum3">
        <text:list-item>
          <text:p text:style-name="P8"><text:span text:style-name="T19">Print out the address of </text:span><text:span text:style-name="T24">s3</text:span><text:span text:style-name="T19">. Next, print out the addresses of the individual elements of </text:span><text:span text:style-name="T24">s3</text:span><text:span text:style-name="T19">. Note that the “member of operator” has the highest precedence among all operators. In other words, </text:span><text:span text:style-name="T24">&amp;s1.age</text:span><text:span text:style-name="T19"> will mean </text:span><text:span text:style-name="T24">&amp;(s1.age)</text:span><text:span text:style-name="T19">, even without the parenthesis.</text:span></text:p>
        </text:list-item>
        <text:list-item>
          <text:p text:style-name="P8"><text:span text:style-name="T19">How would you declare a variable to store the address of </text:span><text:span text:style-name="T24">s1</text:span><text:span text:style-name="T19">? </text:span></text:p>
        </text:list-item>
      </text:list>
      <text:p text:style-name="P38"/>
      <text:p text:style-name="P111"><text:span text:style-name="T17">Exercise <text:s/>11-2:</text:span><text:span text:style-name="T19"> Modify the function you wrote for question 10-3 (previous lab) so that a new function called </text:span><text:span text:style-name="T25">isAnagram2()</text:span><text:span text:style-name="T19"> ignores the case of the letters of the strings that are compared. For example, this function would return a value 1 even for the two strings “Madam Curie” and “Radium came”. [Hint: You may use </text:span><text:span text:style-name="T24">toupper()</text:span><text:span text:style-name="T19"> or </text:span><text:span text:style-name="T24">tolower()</text:span><text:span text:style-name="T19"> whose declarations are available in </text:span><text:span text:style-name="T24">&lt;ctype.h&gt;</text:span><text:span text:style-name="T19"> header file.]</text:span></text:p>
      <text:p text:style-name="P111"><text:span text:style-name="T19">A third version of this function, </text:span><text:span text:style-name="T25">isAnagram3()</text:span><text:span text:style-name="T19"> that is not only case-insensitive, but also disregards any spaces found in the string has been implemented below, incompletely. (Note: A copy of this function, including </text:span><text:span text:style-name="T24">main()</text:span><text:span text:style-name="T19">, is available at: </text:span><text:span text:style-name="T24">/home/share/11.2.c</text:span><text:span text:style-name="T19"> for you to copy into your directory.) For instance, this function is supposed to recognize each of the pairs such as “dormitory” and “dirty room”, “Slot Machines” and “Cash lost in me” as anagrams. The logic is to add up the ASCII values of each character of the strings (excluding space and tab) and compare the sums. If the sums are equal and so are the number of non-space characters of both strings, the strings are anagrams, else they are not!</text:span></text:p>
      <text:p text:style-name="P115"><text:span text:style-name="T24">int isAnagram3(char *w1, char *w2) {</text:span></text:p>
      <text:p text:style-name="P115"><text:span text:style-name="T24"><text:s text:c="2"/>int i, sum_w1 = 0, sum_w2 = 0, no_chars_w1 = 0, no_chars_w2 = 0;</text:span></text:p>
      <text:p text:style-name="P115"><text:span text:style-name="T24"><text:s text:c="2"/>for (i = 0; w1[i] ; ++i)</text:span></text:p>
      <text:p text:style-name="P115"><text:span text:style-name="T24"><text:s text:c="2"/>{</text:span></text:p>
      <text:p text:style-name="P115"><text:span text:style-name="T24"><text:tab/>if (isspace(w1[i]))</text:span></text:p>
      <text:p text:style-name="P115"><text:span text:style-name="T24"><text:s text:c="4"/><text:tab/>/* &gt;&gt;&gt;&gt;&gt; a statement </text:span><text:span text:style-name="T25">s1</text:span><text:span text:style-name="T24"> goes here &lt;&lt;&lt;&lt;&lt; */</text:span></text:p>
      <text:p text:style-name="P115"><text:span text:style-name="T24"><text:tab/>no_chars_w1++;</text:span></text:p>
      <text:p text:style-name="P115"><text:span text:style-name="T24"><text:tab/>sum_w1 += /* &gt;&gt;&gt;&gt;&gt; an expression </text:span><text:span text:style-name="T25">e1</text:span><text:span text:style-name="T24"> goes here &lt;&lt;&lt;&lt;&lt; */ ;</text:span></text:p>
      <text:p text:style-name="P115"><text:span text:style-name="T24"><text:s text:c="2"/>}</text:span></text:p>
      <text:p text:style-name="P115"><text:span text:style-name="T24"><text:s text:c="2"/>for (i = 0; w2[i] ; ++i)</text:span></text:p>
      <text:p text:style-name="P115"><text:span text:style-name="T24"><text:s text:c="2"/>{</text:span></text:p>
      <text:p text:style-name="P115"><text:span text:style-name="T24"><text:tab/>if (isspace(w2[i]))</text:span></text:p>
      <text:p text:style-name="P115"><text:span text:style-name="T24"><text:s text:c="4"/><text:tab/>/* &gt;&gt;&gt;&gt;&gt; </text:span><text:span text:style-name="T25">s2</text:span><text:span text:style-name="T24"> goes here &lt;&lt;&lt;&lt;&lt; */</text:span></text:p>
      <text:p text:style-name="P115"><text:span text:style-name="T24"><text:tab/>no_chars_w2++;</text:span></text:p>
      <text:p text:style-name="P115"><text:soft-page-break/><text:span text:style-name="T24"><text:tab/>sum_w2 += /* &gt;&gt;&gt;&gt;&gt; </text:span><text:span text:style-name="T25">e2</text:span><text:span text:style-name="T24"> goes here &lt;&lt;&lt;&lt;&lt; */ ;</text:span></text:p>
      <text:p text:style-name="P115"><text:span text:style-name="T24"><text:s text:c="2"/>}</text:span></text:p>
      <text:p text:style-name="P115"><text:span text:style-name="T24"><text:s text:c="2"/>if ( /* &gt;&gt;&gt; </text:span><text:span text:style-name="T25">e3</text:span><text:span text:style-name="T24"> here &lt;&lt;&lt; */ &amp;&amp; /* &gt;&gt;&gt; </text:span><text:span text:style-name="T25">e4</text:span><text:span text:style-name="T24"> here &lt;&lt;&lt; */)</text:span></text:p>
      <text:p text:style-name="P115"><text:span text:style-name="T24"><text:tab/>return 1;</text:span></text:p>
      <text:p text:style-name="P115"><text:span text:style-name="T24"><text:s text:c="2"/>else</text:span></text:p>
      <text:p text:style-name="P115"><text:span text:style-name="T24"><text:tab/>return 0;</text:span></text:p>
      <text:p text:style-name="P115"><text:span text:style-name="T24">}</text:span></text:p>
      <text:p text:style-name="P116"/>
      <text:list xml:id="list1870594626533222907" text:style-name="WWNum2">
        <text:list-item>
          <text:p text:style-name="P13"><text:span text:style-name="T19">Complete the function and run the program.</text:span></text:p>
        </text:list-item>
        <text:list-item>
          <text:p text:style-name="P14"><text:span text:style-name="T19">Does this logic work for all cases, or does it fail in any? Can you think of an example where it fails?</text:span></text:p>
        </text:list-item>
        <text:list-item>
          <text:p text:style-name="P14"><text:span text:style-name="T19">(Homework) Can you design another algorithm for finding if two strings are anagrams? Hint: Think of how you would solve using pen and paper, and convert that into a C program.</text:span></text:p>
        </text:list-item>
      </text:list>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Inconsolata" svg:font-family="Inconsolata" style:font-family-generic="roman" style:font-pitch="variable"/>
    <style:font-face style:name="Libre Baskerville" svg:font-family="'Libre Baskerville'" style:font-family-generic="roman" style:font-pitch="variable"/>
    <style:font-face style:name="Pacifico" svg:font-family="Pacific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Inconsolata1" svg:font-family="Inconsolata" style:font-family-generic="system" style:font-pitch="variable"/>
    <style:font-face style:name="Libre Baskerville1" svg:font-family="'Libre Baskerville'" style:font-family-generic="system" style:font-pitch="variable"/>
    <style:font-face style:name="Pacifico1" svg:font-family="Pacific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Libre Baskerville" fo:font-family="'Libre Baskervill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ibre Baskerville" fo:font-family="'Libre Baskervill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ibre Baskerville" fo:font-family="'Libre Baskerville'"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ibre Baskerville" fo:font-family="'Libre Baskerville'"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re Baskerville" fo:font-family="'Libre Baskerville'"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re Baskerville" fo:font-family="'Libre Baskerville'"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re Baskerville" fo:font-family="'Libre Baskerville'"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re Baskerville" fo:font-family="'Libre Baskerville'" style:font-family-generic="roman" style:font-pitch="variable"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re Baskerville" fo:font-family="'Libre Baskerville'"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prefix="("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line-height="150%" fo:text-align="center" style:justify-single-word="false"/>
      <style:text-properties fo:color="#ff0000" style:font-name="Libre Baskerville" style:font-name-asian="Libre Baskerville1" style:font-name-complex="Libre Baskerville1"/>
    </style:style>
    <style:style style:name="MP2" style:family="paragraph" style:parent-style-name="Standard">
      <style:paragraph-properties fo:margin-top="0in" fo:margin-bottom="0in" loext:contextual-spacing="false" fo:line-height="150%" fo:text-align="center" style:justify-single-word="false"/>
    </style:style>
    <style:style style:name="MP3" style:family="paragraph" style:parent-style-name="Standard">
      <style:paragraph-properties fo:margin-top="0in" fo:margin-bottom="0in" loext:contextual-spacing="false" fo:text-align="end" style:justify-single-word="false"/>
    </style:style>
    <style:style style:name="MT1" style:family="text">
      <style:text-properties fo:color="#38761d" style:font-name="Libre Baskerville" fo:font-size="10pt" fo:font-style="italic" style:font-name-asian="Libre Baskerville1" style:font-size-asian="10pt" style:font-style-asian="italic" style:font-name-complex="Libre Baskerville1" style:font-size-complex="10pt"/>
    </style:style>
    <style:style style:name="MT2" style:family="text">
      <style:text-properties fo:color="#38761d" style:font-name="Libre Baskerville" fo:font-size="10pt" fo:font-style="italic" fo:font-weight="bold" style:font-name-asian="Libre Baskerville1" style:font-size-asian="10pt" style:font-style-asian="italic" style:font-weight-asian="bold" style:font-name-complex="Libre Baskerville1" style:font-size-complex="10pt"/>
    </style:style>
    <style:page-layout style:name="Mpm1">
      <style:page-layout-properties fo:page-width="8.2681in" fo:page-height="11.6929in" style:num-format="1" style:print-orientation="portrait" fo:margin-top="0in" fo:margin-bottom="0.5in" fo:margin-left="0.8854in" fo:margin-right="0.689in" style:writing-mode="lr-tb" style:layout-grid-color="#c0c0c0" style:layout-grid-lines="259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1063in" fo:margin-left="0in" fo:margin-right="0in" fo:margin-top="0.0665in" style:dynamic-spacing="true"/>
      </style:footer-style>
    </style:page-layout>
    <style:page-layout style:name="Mpm2">
      <style:page-layout-properties fo:page-width="8.2681in" fo:page-height="11.6929in" style:num-format="1" style:print-orientation="portrait" fo:margin-top="0.8661in" fo:margin-bottom="0.6063in" fo:margin-left="0.8854in" fo:margin-right="0.689in" style:writing-mode="lr-tb" style:layout-grid-color="#c0c0c0" style:layout-grid-lines="259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Birla Institute of Technology &amp; Science, Pilani (Raj.)</text:span></text:p>
        <text:p text:style-name="MP2"><text:span text:style-name="MT2">Second Semester 2017-18</text:span><text:span text:style-name="MT1"><text:tab/><text:tab/></text:span><text:span text:style-name="MT2">CS F111 Computer Programming<text:tab/><text:tab/>Review Notes</text:span></text:p>
      </style:header>
      <style:footer>
        <text:p text:style-name="MP3"><text:page-number text:select-page="current">12</text:page-number></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9" meta:paragraph-count="502" meta:word-count="6346" meta:character-count="35800" meta:non-whitespace-character-count="29416"/>
    <meta:generator>LibreOfficeDev/5.1.0.3$Linux_X86_64 LibreOffice_project/</meta:generator>
  </office:meta>
</office:document-meta>
</file>